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1" svg:font-family="'Nimbus Roman No9 L', 'Times New Roman'"/>
    <style:font-face style:name="DejaVu Sans Mono" svg:font-family="'DejaVu Sans Mono'" style:font-family-generic="modern" style:font-pitch="fixed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2pt" fo:language="fr" fo:country="B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Nimbus Roman No9 L1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1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column table:style-name="co3" table:default-cell-style-name="ce1"/>
        <table:table-column table:style-name="co8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number-columns-repeated="3" table:default-cell-style-name="Default"/>
        <table:table-row table:style-name="ro1">
          <table:table-cell table:number-columns-repeated="3"/>
          <table:table-cell office:value-type="string">
            <text:p>Buffeur = 5</text:p>
          </table:table-cell>
          <table:table-cell table:number-columns-repeated="8"/>
          <table:table-cell office:value-type="string">
            <text:p>Buffeurs = 10</text:p>
          </table:table-cell>
          <table:table-cell table:number-columns-repeated="8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">
            <text:p>0.00%</text:p>
          </table:table-cell>
          <table:table-cell office:value-type="percentage" office:value="0.0014">
            <text:p>0.14%</text:p>
          </table:table-cell>
          <table:table-cell office:value-type="percentage" office:value="0">
            <text:p>0.00%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percentage" office:value="0.01">
            <text:p>1.00%</text:p>
          </table:table-cell>
          <table:table-cell office:value-type="percentage" office:value="0">
            <text:p>0.00%</text:p>
          </table:table-cell>
          <table:table-cell office:value-type="percentage" office:value="0.0007">
            <text:p>0.07%</text:p>
          </table:table-cell>
          <table:table-cell office:value-type="percentage" office:value="0">
            <text:p>0.00%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percentage" office:value="0.01">
            <text:p>1.00%</text:p>
          </table:table-cell>
          <table:table-cell table:number-columns-repeated="3"/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.1053">
            <text:p>10.53%</text:p>
          </table:table-cell>
          <table:table-cell table:number-columns-repeated="2" office:value-type="percentage" office:value="0.0102">
            <text:p>1.02%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/>
          <table:table-cell office:value-type="percentage" office:value="0.02">
            <text:p>2.00%</text:p>
          </table:table-cell>
          <table:table-cell office:value-type="percentage" office:value="0.133">
            <text:p>13.30%</text:p>
          </table:table-cell>
          <table:table-cell office:value-type="percentage" office:value="0.0063">
            <text:p>0.63%</text:p>
          </table:table-cell>
          <table:table-cell office:value-type="percentage" office:value="0">
            <text:p>0.00%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percentage" office:value="0.02">
            <text:p>2.00%</text:p>
          </table:table-cell>
          <table:table-cell table:number-columns-repeated="3"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.2268">
            <text:p>22.68%</text:p>
          </table:table-cell>
          <table:table-cell office:value-type="percentage" office:value="0.0273">
            <text:p>2.73%</text:p>
          </table:table-cell>
          <table:table-cell office:value-type="percentage" office:value="0.0155">
            <text:p>1.55%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/>
          <table:table-cell office:value-type="percentage" office:value="0.03">
            <text:p>3.00%</text:p>
          </table:table-cell>
          <table:table-cell office:value-type="percentage" office:value="0.2262">
            <text:p>22.62%</text:p>
          </table:table-cell>
          <table:table-cell office:value-type="percentage" office:value="0.0159">
            <text:p>1.59%</text:p>
          </table:table-cell>
          <table:table-cell office:value-type="percentage" office:value="0">
            <text:p>0.00%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percentage" office:value="0.03">
            <text:p>3.00%</text:p>
          </table:table-cell>
          <table:table-cell/>
          <table:table-cell>
            <draw:frame table:end-cell-address="Feuille1.AA29" table:end-x="0.865in" table:end-y="0.0106in" draw:z-index="0" draw:style-name="gr1" svg:width="6.3539in" svg:height="4.1988in" svg:x="0.7343in" svg:y="0.0626in">
              <draw:object draw:notify-on-update-of-ranges="Feuille1.D1:Feuille1.D1 Feuille1.D2:Feuille1.D103 Feuille1.M1:Feuille1.M1 Feuille1.M2:Feuille1.M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.2766">
            <text:p>27.66%</text:p>
          </table:table-cell>
          <table:table-cell office:value-type="percentage" office:value="0.0334">
            <text:p>3.34%</text:p>
          </table:table-cell>
          <table:table-cell office:value-type="percentage" office:value="0.0191">
            <text:p>1.91%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/>
          <table:table-cell office:value-type="percentage" office:value="0.04">
            <text:p>4.00%</text:p>
          </table:table-cell>
          <table:table-cell office:value-type="percentage" office:value="0.2874">
            <text:p>28.74%</text:p>
          </table:table-cell>
          <table:table-cell office:value-type="percentage" office:value="0.0302">
            <text:p>3.02%</text:p>
          </table:table-cell>
          <table:table-cell office:value-type="percentage" office:value="0.0007">
            <text:p>0.07%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percentage" office:value="0.04">
            <text:p>4.00%</text:p>
          </table:table-cell>
          <table:table-cell table:number-columns-repeated="3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.3457">
            <text:p>34.57%</text:p>
          </table:table-cell>
          <table:table-cell office:value-type="percentage" office:value="0.0421">
            <text:p>4.21%</text:p>
          </table:table-cell>
          <table:table-cell office:value-type="percentage" office:value="0.0247">
            <text:p>2.47%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/>
          <table:table-cell office:value-type="percentage" office:value="0.05">
            <text:p>5.00%</text:p>
          </table:table-cell>
          <table:table-cell office:value-type="percentage" office:value="0.3043">
            <text:p>30.43%</text:p>
          </table:table-cell>
          <table:table-cell office:value-type="percentage" office:value="0.0405">
            <text:p>4.05%</text:p>
          </table:table-cell>
          <table:table-cell office:value-type="percentage" office:value="0.0006">
            <text:p>0.06%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percentage" office:value="0.05">
            <text:p>5.00%</text:p>
          </table:table-cell>
          <table:table-cell table:number-columns-repeated="3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.4005">
            <text:p>40.05%</text:p>
          </table:table-cell>
          <table:table-cell office:value-type="percentage" office:value="0.0488">
            <text:p>4.88%</text:p>
          </table:table-cell>
          <table:table-cell office:value-type="percentage" office:value="0.0277">
            <text:p>2.77%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/>
          <table:table-cell office:value-type="percentage" office:value="0.06">
            <text:p>6.00%</text:p>
          </table:table-cell>
          <table:table-cell office:value-type="percentage" office:value="0.3269">
            <text:p>32.69%</text:p>
          </table:table-cell>
          <table:table-cell office:value-type="percentage" office:value="0.0387">
            <text:p>3.87%</text:p>
          </table:table-cell>
          <table:table-cell office:value-type="percentage" office:value="0.0004">
            <text:p>0.04%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percentage" office:value="0.06">
            <text:p>6.00%</text:p>
          </table:table-cell>
          <table:table-cell table:number-columns-repeated="3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.4341">
            <text:p>43.41%</text:p>
          </table:table-cell>
          <table:table-cell office:value-type="percentage" office:value="0.0544">
            <text:p>5.44%</text:p>
          </table:table-cell>
          <table:table-cell office:value-type="percentage" office:value="0.0273">
            <text:p>2.73%</text:p>
          </table:table-cell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office:value-type="percentage" office:value="0.07">
            <text:p>7.00%</text:p>
          </table:table-cell>
          <table:table-cell office:value-type="percentage" office:value="0.3464">
            <text:p>34.64%</text:p>
          </table:table-cell>
          <table:table-cell office:value-type="percentage" office:value="0.0397">
            <text:p>3.97%</text:p>
          </table:table-cell>
          <table:table-cell office:value-type="percentage" office:value="0.0004">
            <text:p>0.04%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percentage" office:value="0.07">
            <text:p>7.00%</text:p>
          </table:table-cell>
          <table:table-cell table:number-columns-repeated="3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.4775">
            <text:p>47.75%</text:p>
          </table:table-cell>
          <table:table-cell office:value-type="percentage" office:value="0.0607">
            <text:p>6.07%</text:p>
          </table:table-cell>
          <table:table-cell office:value-type="percentage" office:value="0.0304">
            <text:p>3.04%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/>
          <table:table-cell office:value-type="percentage" office:value="0.08">
            <text:p>8.00%</text:p>
          </table:table-cell>
          <table:table-cell office:value-type="percentage" office:value="0.3534">
            <text:p>35.34%</text:p>
          </table:table-cell>
          <table:table-cell office:value-type="percentage" office:value="0.0452">
            <text:p>4.52%</text:p>
          </table:table-cell>
          <table:table-cell office:value-type="percentage" office:value="0.0009">
            <text:p>0.09%</text:p>
          </table:table-cell>
          <table:table-cell office:value-type="float" office:value="76">
            <text:p>76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percentage" office:value="0.08">
            <text:p>8.00%</text:p>
          </table:table-cell>
          <table:table-cell table:number-columns-repeated="3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.5105">
            <text:p>51.05%</text:p>
          </table:table-cell>
          <table:table-cell office:value-type="percentage" office:value="0.0637">
            <text:p>6.37%</text:p>
          </table:table-cell>
          <table:table-cell office:value-type="percentage" office:value="0.0325">
            <text:p>3.25%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/>
          <table:table-cell office:value-type="percentage" office:value="0.09">
            <text:p>9.00%</text:p>
          </table:table-cell>
          <table:table-cell office:value-type="percentage" office:value="0.3752">
            <text:p>37.52%</text:p>
          </table:table-cell>
          <table:table-cell office:value-type="percentage" office:value="0.0469">
            <text:p>4.69%</text:p>
          </table:table-cell>
          <table:table-cell office:value-type="percentage" office:value="0.0008">
            <text:p>0.08%</text:p>
          </table:table-cell>
          <table:table-cell office:value-type="float" office:value="77">
            <text:p>77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percentage" office:value="0.09">
            <text:p>9.00%</text:p>
          </table:table-cell>
          <table:table-cell table:number-columns-repeated="3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.5395">
            <text:p>53.95%</text:p>
          </table:table-cell>
          <table:table-cell office:value-type="percentage" office:value="0.0685">
            <text:p>6.85%</text:p>
          </table:table-cell>
          <table:table-cell office:value-type="percentage" office:value="0.0359">
            <text:p>3.59%</text:p>
          </table:table-cell>
          <table:table-cell office:value-type="float" office:value="74">
            <text:p>74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  <table:table-cell/>
          <table:table-cell office:value-type="percentage" office:value="0.1">
            <text:p>10.00%</text:p>
          </table:table-cell>
          <table:table-cell office:value-type="percentage" office:value="0.3733">
            <text:p>37.33%</text:p>
          </table:table-cell>
          <table:table-cell office:value-type="percentage" office:value="0.0499">
            <text:p>4.99%</text:p>
          </table:table-cell>
          <table:table-cell office:value-type="percentage" office:value="0.001">
            <text:p>0.10%</text:p>
          </table:table-cell>
          <table:table-cell office:value-type="float" office:value="77">
            <text:p>77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percentage" office:value="0.1">
            <text:p>10.00%</text:p>
          </table:table-cell>
          <table:table-cell table:number-columns-repeated="3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.5735">
            <text:p>57.35%</text:p>
          </table:table-cell>
          <table:table-cell office:value-type="percentage" office:value="0.0731">
            <text:p>7.31%</text:p>
          </table:table-cell>
          <table:table-cell office:value-type="percentage" office:value="0.0399">
            <text:p>3.99%</text:p>
          </table:table-cell>
          <table:table-cell office:value-type="float" office:value="75">
            <text:p>75</text:p>
          </table:table-cell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/>
          <table:table-cell office:value-type="percentage" office:value="0.11">
            <text:p>11.00%</text:p>
          </table:table-cell>
          <table:table-cell office:value-type="percentage" office:value="0.387">
            <text:p>38.70%</text:p>
          </table:table-cell>
          <table:table-cell office:value-type="percentage" office:value="0.0512">
            <text:p>5.12%</text:p>
          </table:table-cell>
          <table:table-cell office:value-type="percentage" office:value="0.0009">
            <text:p>0.09%</text:p>
          </table:table-cell>
          <table:table-cell office:value-type="float" office:value="77">
            <text:p>77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percentage" office:value="0.11">
            <text:p>11.00%</text:p>
          </table:table-cell>
          <table:table-cell table:number-columns-repeated="3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.6119">
            <text:p>61.19%</text:p>
          </table:table-cell>
          <table:table-cell office:value-type="percentage" office:value="0.0776">
            <text:p>7.76%</text:p>
          </table:table-cell>
          <table:table-cell office:value-type="percentage" office:value="0.0439">
            <text:p>4.39%</text:p>
          </table:table-cell>
          <table:table-cell office:value-type="float" office:value="75">
            <text:p>75</text:p>
          </table:table-cell>
          <table:table-cell office:value-type="float" office:value="259">
            <text:p>259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/>
          <table:table-cell office:value-type="percentage" office:value="0.12">
            <text:p>12.00%</text:p>
          </table:table-cell>
          <table:table-cell office:value-type="percentage" office:value="0.3963">
            <text:p>39.63%</text:p>
          </table:table-cell>
          <table:table-cell office:value-type="percentage" office:value="0.054">
            <text:p>5.40%</text:p>
          </table:table-cell>
          <table:table-cell office:value-type="percentage" office:value="0.0009">
            <text:p>0.09%</text:p>
          </table:table-cell>
          <table:table-cell office:value-type="float" office:value="78">
            <text:p>78</text:p>
          </table:table-cell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percentage" office:value="0.12">
            <text:p>12.00%</text:p>
          </table:table-cell>
          <table:table-cell table:number-columns-repeated="3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.6509">
            <text:p>65.09%</text:p>
          </table:table-cell>
          <table:table-cell office:value-type="percentage" office:value="0.0835">
            <text:p>8.35%</text:p>
          </table:table-cell>
          <table:table-cell office:value-type="percentage" office:value="0.0478">
            <text:p>4.78%</text:p>
          </table:table-cell>
          <table:table-cell office:value-type="float" office:value="75">
            <text:p>75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/>
          <table:table-cell office:value-type="percentage" office:value="0.13">
            <text:p>13.00%</text:p>
          </table:table-cell>
          <table:table-cell office:value-type="percentage" office:value="0.4067">
            <text:p>40.67%</text:p>
          </table:table-cell>
          <table:table-cell office:value-type="percentage" office:value="0.0584">
            <text:p>5.84%</text:p>
          </table:table-cell>
          <table:table-cell office:value-type="percentage" office:value="0.0026">
            <text:p>0.26%</text:p>
          </table:table-cell>
          <table:table-cell office:value-type="float" office:value="78">
            <text:p>78</text:p>
          </table:table-cell>
          <table:table-cell office:value-type="float" office:value="361">
            <text:p>361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percentage" office:value="0.13">
            <text:p>13.00%</text:p>
          </table:table-cell>
          <table:table-cell table:number-columns-repeated="3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6947">
            <text:p>69.47%</text:p>
          </table:table-cell>
          <table:table-cell office:value-type="percentage" office:value="0.0891">
            <text:p>8.91%</text:p>
          </table:table-cell>
          <table:table-cell office:value-type="percentage" office:value="0.0517">
            <text:p>5.17%</text:p>
          </table:table-cell>
          <table:table-cell office:value-type="float" office:value="76">
            <text:p>76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4">
            <text:p>14.00%</text:p>
          </table:table-cell>
          <table:table-cell office:value-type="percentage" office:value="0.4234">
            <text:p>42.34%</text:p>
          </table:table-cell>
          <table:table-cell office:value-type="percentage" office:value="0.0615">
            <text:p>6.15%</text:p>
          </table:table-cell>
          <table:table-cell office:value-type="percentage" office:value="0.0029">
            <text:p>0.29%</text:p>
          </table:table-cell>
          <table:table-cell office:value-type="float" office:value="79">
            <text:p>79</text:p>
          </table:table-cell>
          <table:table-cell office:value-type="float" office:value="409">
            <text:p>409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4">
            <text:p>14.00%</text:p>
          </table:table-cell>
          <table:table-cell table:number-columns-repeated="3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7236">
            <text:p>72.36%</text:p>
          </table:table-cell>
          <table:table-cell office:value-type="percentage" office:value="0.0923">
            <text:p>9.23%</text:p>
          </table:table-cell>
          <table:table-cell office:value-type="percentage" office:value="0.0542">
            <text:p>5.42%</text:p>
          </table:table-cell>
          <table:table-cell office:value-type="float" office:value="76">
            <text:p>76</text:p>
          </table:table-cell>
          <table:table-cell office:value-type="float" office:value="362">
            <text:p>362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5">
            <text:p>15.00%</text:p>
          </table:table-cell>
          <table:table-cell office:value-type="percentage" office:value="0.4325">
            <text:p>43.25%</text:p>
          </table:table-cell>
          <table:table-cell office:value-type="percentage" office:value="0.0628">
            <text:p>6.28%</text:p>
          </table:table-cell>
          <table:table-cell office:value-type="percentage" office:value="0.003">
            <text:p>0.30%</text:p>
          </table:table-cell>
          <table:table-cell office:value-type="float" office:value="79">
            <text:p>79</text:p>
          </table:table-cell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5">
            <text:p>15.00%</text:p>
          </table:table-cell>
          <table:table-cell table:number-columns-repeated="3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7581">
            <text:p>75.81%</text:p>
          </table:table-cell>
          <table:table-cell office:value-type="percentage" office:value="0.0957">
            <text:p>9.57%</text:p>
          </table:table-cell>
          <table:table-cell office:value-type="percentage" office:value="0.0584">
            <text:p>5.84%</text:p>
          </table:table-cell>
          <table:table-cell office:value-type="float" office:value="76">
            <text:p>76</text:p>
          </table:table-cell>
          <table:table-cell office:value-type="float" office:value="388">
            <text:p>388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6">
            <text:p>16.00%</text:p>
          </table:table-cell>
          <table:table-cell office:value-type="percentage" office:value="0.4363">
            <text:p>43.63%</text:p>
          </table:table-cell>
          <table:table-cell office:value-type="percentage" office:value="0.0644">
            <text:p>6.44%</text:p>
          </table:table-cell>
          <table:table-cell office:value-type="percentage" office:value="0.0032">
            <text:p>0.32%</text:p>
          </table:table-cell>
          <table:table-cell office:value-type="float" office:value="79">
            <text:p>7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6">
            <text:p>16.00%</text:p>
          </table:table-cell>
          <table:table-cell table:number-columns-repeated="3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798">
            <text:p>79.80%</text:p>
          </table:table-cell>
          <table:table-cell office:value-type="percentage" office:value="0.1006">
            <text:p>10.06%</text:p>
          </table:table-cell>
          <table:table-cell office:value-type="percentage" office:value="0.0629">
            <text:p>6.29%</text:p>
          </table:table-cell>
          <table:table-cell office:value-type="float" office:value="77">
            <text:p>77</text:p>
          </table:table-cell>
          <table:table-cell office:value-type="float" office:value="418">
            <text:p>418</text:p>
          </table:table-cell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7">
            <text:p>17.00%</text:p>
          </table:table-cell>
          <table:table-cell office:value-type="percentage" office:value="0.4412">
            <text:p>44.12%</text:p>
          </table:table-cell>
          <table:table-cell office:value-type="percentage" office:value="0.0636">
            <text:p>6.36%</text:p>
          </table:table-cell>
          <table:table-cell office:value-type="percentage" office:value="0.003">
            <text:p>0.30%</text:p>
          </table:table-cell>
          <table:table-cell office:value-type="float" office:value="79">
            <text:p>79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7">
            <text:p>17.00%</text:p>
          </table:table-cell>
          <table:table-cell table:number-columns-repeated="3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846">
            <text:p>84.60%</text:p>
          </table:table-cell>
          <table:table-cell office:value-type="percentage" office:value="0.1035">
            <text:p>10.35%</text:p>
          </table:table-cell>
          <table:table-cell office:value-type="percentage" office:value="0.0693">
            <text:p>6.93%</text:p>
          </table:table-cell>
          <table:table-cell office:value-type="float" office:value="77">
            <text:p>77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8">
            <text:p>18.00%</text:p>
          </table:table-cell>
          <table:table-cell office:value-type="percentage" office:value="0.4411">
            <text:p>44.11%</text:p>
          </table:table-cell>
          <table:table-cell office:value-type="percentage" office:value="0.0636">
            <text:p>6.36%</text:p>
          </table:table-cell>
          <table:table-cell office:value-type="percentage" office:value="0.0028">
            <text:p>0.28%</text:p>
          </table:table-cell>
          <table:table-cell office:value-type="float" office:value="79">
            <text:p>79</text:p>
          </table:table-cell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8">
            <text:p>18.00%</text:p>
          </table:table-cell>
          <table:table-cell table:number-columns-repeated="3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8946">
            <text:p>89.46%</text:p>
          </table:table-cell>
          <table:table-cell office:value-type="percentage" office:value="0.1066">
            <text:p>10.66%</text:p>
          </table:table-cell>
          <table:table-cell office:value-type="percentage" office:value="0.0746">
            <text:p>7.46%</text:p>
          </table:table-cell>
          <table:table-cell office:value-type="float" office:value="77">
            <text:p>77</text:p>
          </table:table-cell>
          <table:table-cell office:value-type="float" office:value="479">
            <text:p>479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19">
            <text:p>19.00%</text:p>
          </table:table-cell>
          <table:table-cell office:value-type="percentage" office:value="0.4492">
            <text:p>44.92%</text:p>
          </table:table-cell>
          <table:table-cell office:value-type="percentage" office:value="0.0649">
            <text:p>6.49%</text:p>
          </table:table-cell>
          <table:table-cell office:value-type="percentage" office:value="0.0028">
            <text:p>0.28%</text:p>
          </table:table-cell>
          <table:table-cell office:value-type="float" office:value="80">
            <text:p>80</text:p>
          </table:table-cell>
          <table:table-cell office:value-type="float" office:value="602">
            <text:p>60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19">
            <text:p>19.00%</text:p>
          </table:table-cell>
          <table:table-cell table:number-columns-repeated="3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9354">
            <text:p>93.54%</text:p>
          </table:table-cell>
          <table:table-cell office:value-type="percentage" office:value="0.1101">
            <text:p>11.01%</text:p>
          </table:table-cell>
          <table:table-cell office:value-type="percentage" office:value="0.0802">
            <text:p>8.02%</text:p>
          </table:table-cell>
          <table:table-cell office:value-type="float" office:value="77">
            <text:p>77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/>
          <table:table-cell office:value-type="percentage" office:value="0.2">
            <text:p>20.00%</text:p>
          </table:table-cell>
          <table:table-cell office:value-type="percentage" office:value="0.445">
            <text:p>44.50%</text:p>
          </table:table-cell>
          <table:table-cell office:value-type="percentage" office:value="0.0657">
            <text:p>6.57%</text:p>
          </table:table-cell>
          <table:table-cell office:value-type="percentage" office:value="0.003">
            <text:p>0.30%</text:p>
          </table:table-cell>
          <table:table-cell office:value-type="float" office:value="80">
            <text:p>80</text:p>
          </table:table-cell>
          <table:table-cell office:value-type="float" office:value="641">
            <text:p>64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2">
            <text:p>20.00%</text:p>
          </table:table-cell>
          <table:table-cell table:number-columns-repeated="3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9945">
            <text:p>99.45%</text:p>
          </table:table-cell>
          <table:table-cell office:value-type="percentage" office:value="0.1148">
            <text:p>11.48%</text:p>
          </table:table-cell>
          <table:table-cell office:value-type="percentage" office:value="0.0866">
            <text:p>8.66%</text:p>
          </table:table-cell>
          <table:table-cell office:value-type="float" office:value="78">
            <text:p>78</text:p>
          </table:table-cell>
          <table:table-cell office:value-type="float" office:value="537">
            <text:p>537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1">
            <text:p>21.00%</text:p>
          </table:table-cell>
          <table:table-cell office:value-type="percentage" office:value="0.4496">
            <text:p>44.96%</text:p>
          </table:table-cell>
          <table:table-cell office:value-type="percentage" office:value="0.0656">
            <text:p>6.56%</text:p>
          </table:table-cell>
          <table:table-cell office:value-type="percentage" office:value="0.0028">
            <text:p>0.28%</text:p>
          </table:table-cell>
          <table:table-cell office:value-type="float" office:value="80">
            <text:p>80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21">
            <text:p>21.00%</text:p>
          </table:table-cell>
          <table:table-cell table:number-columns-repeated="3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1.0585">
            <text:p>105.85%</text:p>
          </table:table-cell>
          <table:table-cell office:value-type="percentage" office:value="0.1183">
            <text:p>11.83%</text:p>
          </table:table-cell>
          <table:table-cell office:value-type="percentage" office:value="0.0924">
            <text:p>9.24%</text:p>
          </table:table-cell>
          <table:table-cell office:value-type="float" office:value="78">
            <text:p>78</text:p>
          </table:table-cell>
          <table:table-cell office:value-type="float" office:value="569">
            <text:p>569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2">
            <text:p>22.00%</text:p>
          </table:table-cell>
          <table:table-cell office:value-type="percentage" office:value="0.453">
            <text:p>45.30%</text:p>
          </table:table-cell>
          <table:table-cell office:value-type="percentage" office:value="0.065">
            <text:p>6.50%</text:p>
          </table:table-cell>
          <table:table-cell office:value-type="percentage" office:value="0.0027">
            <text:p>0.27%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22">
            <text:p>22.00%</text:p>
          </table:table-cell>
          <table:table-cell table:number-columns-repeated="3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1.1173">
            <text:p>111.73%</text:p>
          </table:table-cell>
          <table:table-cell office:value-type="percentage" office:value="0.1225">
            <text:p>12.25%</text:p>
          </table:table-cell>
          <table:table-cell office:value-type="percentage" office:value="0.0988">
            <text:p>9.88%</text:p>
          </table:table-cell>
          <table:table-cell office:value-type="float" office:value="78">
            <text:p>78</text:p>
          </table:table-cell>
          <table:table-cell office:value-type="float" office:value="592">
            <text:p>592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3">
            <text:p>23.00%</text:p>
          </table:table-cell>
          <table:table-cell office:value-type="percentage" office:value="0.4547">
            <text:p>45.47%</text:p>
          </table:table-cell>
          <table:table-cell office:value-type="percentage" office:value="0.065">
            <text:p>6.50%</text:p>
          </table:table-cell>
          <table:table-cell office:value-type="percentage" office:value="0.0026">
            <text:p>0.26%</text:p>
          </table:table-cell>
          <table:table-cell office:value-type="float" office:value="80">
            <text:p>80</text:p>
          </table:table-cell>
          <table:table-cell office:value-type="float" office:value="754">
            <text:p>75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percentage" office:value="0.23">
            <text:p>23.00%</text:p>
          </table:table-cell>
          <table:table-cell table:number-columns-repeated="3"/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1.1883">
            <text:p>118.83%</text:p>
          </table:table-cell>
          <table:table-cell office:value-type="percentage" office:value="0.1264">
            <text:p>12.64%</text:p>
          </table:table-cell>
          <table:table-cell office:value-type="percentage" office:value="0.1049">
            <text:p>10.49%</text:p>
          </table:table-cell>
          <table:table-cell office:value-type="float" office:value="78">
            <text:p>78</text:p>
          </table:table-cell>
          <table:table-cell office:value-type="float" office:value="618">
            <text:p>618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4">
            <text:p>24.00%</text:p>
          </table:table-cell>
          <table:table-cell office:value-type="percentage" office:value="0.4561">
            <text:p>45.61%</text:p>
          </table:table-cell>
          <table:table-cell office:value-type="percentage" office:value="0.0665">
            <text:p>6.65%</text:p>
          </table:table-cell>
          <table:table-cell office:value-type="percentage" office:value="0.0026">
            <text:p>0.26%</text:p>
          </table:table-cell>
          <table:table-cell office:value-type="float" office:value="80">
            <text:p>80</text:p>
          </table:table-cell>
          <table:table-cell office:value-type="float" office:value="796">
            <text:p>796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percentage" office:value="0.24">
            <text:p>24.00%</text:p>
          </table:table-cell>
          <table:table-cell table:number-columns-repeated="3"/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1.2436">
            <text:p>124.36%</text:p>
          </table:table-cell>
          <table:table-cell office:value-type="percentage" office:value="0.1296">
            <text:p>12.96%</text:p>
          </table:table-cell>
          <table:table-cell office:value-type="percentage" office:value="0.1121">
            <text:p>11.21%</text:p>
          </table:table-cell>
          <table:table-cell office:value-type="float" office:value="78">
            <text:p>78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5">
            <text:p>25.00%</text:p>
          </table:table-cell>
          <table:table-cell office:value-type="percentage" office:value="0.4572">
            <text:p>45.72%</text:p>
          </table:table-cell>
          <table:table-cell office:value-type="percentage" office:value="0.0663">
            <text:p>6.63%</text:p>
          </table:table-cell>
          <table:table-cell office:value-type="percentage" office:value="0.0025">
            <text:p>0.25%</text:p>
          </table:table-cell>
          <table:table-cell office:value-type="float" office:value="80">
            <text:p>80</text:p>
          </table:table-cell>
          <table:table-cell office:value-type="float" office:value="834">
            <text:p>834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percentage" office:value="0.25">
            <text:p>25.00%</text:p>
          </table:table-cell>
          <table:table-cell table:number-columns-repeated="3"/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1.3159">
            <text:p>131.59%</text:p>
          </table:table-cell>
          <table:table-cell office:value-type="percentage" office:value="0.1334">
            <text:p>13.34%</text:p>
          </table:table-cell>
          <table:table-cell office:value-type="percentage" office:value="0.1197">
            <text:p>11.97%</text:p>
          </table:table-cell>
          <table:table-cell office:value-type="float" office:value="78">
            <text:p>78</text:p>
          </table:table-cell>
          <table:table-cell office:value-type="float" office:value="664">
            <text:p>664</text:p>
          </table:table-cell>
          <table:table-cell office:value-type="float" office:value="19">
            <text:p>19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6">
            <text:p>26.00%</text:p>
          </table:table-cell>
          <table:table-cell office:value-type="percentage" office:value="0.4613">
            <text:p>46.13%</text:p>
          </table:table-cell>
          <table:table-cell office:value-type="percentage" office:value="0.0663">
            <text:p>6.63%</text:p>
          </table:table-cell>
          <table:table-cell office:value-type="percentage" office:value="0.0026">
            <text:p>0.26%</text:p>
          </table:table-cell>
          <table:table-cell office:value-type="float" office:value="80">
            <text:p>80</text:p>
          </table:table-cell>
          <table:table-cell office:value-type="float" office:value="869">
            <text:p>869</text:p>
          </table:table-cell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percentage" office:value="0.26">
            <text:p>26.00%</text:p>
          </table:table-cell>
          <table:table-cell table:number-columns-repeated="3"/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1.3983">
            <text:p>139.83%</text:p>
          </table:table-cell>
          <table:table-cell office:value-type="percentage" office:value="0.1368">
            <text:p>13.68%</text:p>
          </table:table-cell>
          <table:table-cell office:value-type="percentage" office:value="0.1277">
            <text:p>12.77%</text:p>
          </table:table-cell>
          <table:table-cell office:value-type="float" office:value="78">
            <text:p>78</text:p>
          </table:table-cell>
          <table:table-cell office:value-type="float" office:value="684">
            <text:p>684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7">
            <text:p>27.00%</text:p>
          </table:table-cell>
          <table:table-cell office:value-type="percentage" office:value="0.4622">
            <text:p>46.22%</text:p>
          </table:table-cell>
          <table:table-cell office:value-type="percentage" office:value="0.0672">
            <text:p>6.72%</text:p>
          </table:table-cell>
          <table:table-cell office:value-type="percentage" office:value="0.0025">
            <text:p>0.25%</text:p>
          </table:table-cell>
          <table:table-cell office:value-type="float" office:value="80">
            <text:p>80</text:p>
          </table:table-cell>
          <table:table-cell office:value-type="float" office:value="908">
            <text:p>908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27">
            <text:p>27.00%</text:p>
          </table:table-cell>
          <table:table-cell table:number-columns-repeated="3"/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1.4884">
            <text:p>148.84%</text:p>
          </table:table-cell>
          <table:table-cell office:value-type="percentage" office:value="0.14">
            <text:p>14.00%</text:p>
          </table:table-cell>
          <table:table-cell office:value-type="percentage" office:value="0.1351">
            <text:p>13.51%</text:p>
          </table:table-cell>
          <table:table-cell office:value-type="float" office:value="78">
            <text:p>78</text:p>
          </table:table-cell>
          <table:table-cell office:value-type="float" office:value="705">
            <text:p>705</text:p>
          </table:table-cell>
          <table:table-cell office:value-type="float" office:value="21">
            <text:p>21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8">
            <text:p>28.00%</text:p>
          </table:table-cell>
          <table:table-cell office:value-type="percentage" office:value="0.4646">
            <text:p>46.46%</text:p>
          </table:table-cell>
          <table:table-cell office:value-type="percentage" office:value="0.0682">
            <text:p>6.82%</text:p>
          </table:table-cell>
          <table:table-cell office:value-type="percentage" office:value="0.0026">
            <text:p>0.26%</text:p>
          </table:table-cell>
          <table:table-cell office:value-type="float" office:value="80">
            <text:p>80</text:p>
          </table:table-cell>
          <table:table-cell office:value-type="float" office:value="950">
            <text:p>95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28">
            <text:p>28.00%</text:p>
          </table:table-cell>
          <table:table-cell table:number-columns-repeated="2"/>
          <table:table-cell office:value-type="string">
            <text:p>Nous voyons que la taille du buffeur trop petite implique un pourcentage de messages perdus</text:p>
          </table:table-cell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1.5713">
            <text:p>157.13%</text:p>
          </table:table-cell>
          <table:table-cell office:value-type="percentage" office:value="0.1438">
            <text:p>14.38%</text:p>
          </table:table-cell>
          <table:table-cell office:value-type="percentage" office:value="0.1439">
            <text:p>14.39%</text:p>
          </table:table-cell>
          <table:table-cell office:value-type="float" office:value="78">
            <text:p>78</text:p>
          </table:table-cell>
          <table:table-cell office:value-type="float" office:value="725">
            <text:p>725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29">
            <text:p>29.00%</text:p>
          </table:table-cell>
          <table:table-cell office:value-type="percentage" office:value="0.4623">
            <text:p>46.23%</text:p>
          </table:table-cell>
          <table:table-cell office:value-type="percentage" office:value="0.0675">
            <text:p>6.75%</text:p>
          </table:table-cell>
          <table:table-cell office:value-type="percentage" office:value="0.0025">
            <text:p>0.25%</text:p>
          </table:table-cell>
          <table:table-cell office:value-type="float" office:value="81">
            <text:p>81</text:p>
          </table:table-cell>
          <table:table-cell office:value-type="float" office:value="993">
            <text:p>993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29">
            <text:p>29.00%</text:p>
          </table:table-cell>
          <table:table-cell table:number-columns-repeated="2"/>
          <table:table-cell office:value-type="string">
            <text:p>très important et risque de saturer le système. En augmentant cette taille, le problème est résolu.</text:p>
          </table:table-cell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1.6749">
            <text:p>167.49%</text:p>
          </table:table-cell>
          <table:table-cell office:value-type="percentage" office:value="0.1478">
            <text:p>14.78%</text:p>
          </table:table-cell>
          <table:table-cell office:value-type="percentage" office:value="0.152">
            <text:p>15.20%</text:p>
          </table:table-cell>
          <table:table-cell office:value-type="float" office:value="78">
            <text:p>78</text:p>
          </table:table-cell>
          <table:table-cell office:value-type="float" office:value="753">
            <text:p>753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">
            <text:p>30.00%</text:p>
          </table:table-cell>
          <table:table-cell office:value-type="percentage" office:value="0.4581">
            <text:p>45.81%</text:p>
          </table:table-cell>
          <table:table-cell office:value-type="percentage" office:value="0.0666">
            <text:p>6.66%</text:p>
          </table:table-cell>
          <table:table-cell office:value-type="percentage" office:value="0.0024">
            <text:p>0.24%</text:p>
          </table:table-cell>
          <table:table-cell office:value-type="float" office:value="81">
            <text:p>81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">
            <text:p>30.00%</text:p>
          </table:table-cell>
          <table:table-cell table:number-columns-repeated="2"/>
          <table:table-cell office:value-type="string">
            <text:p>Données communes :</text:p>
          </table:table-cell>
        </table:table-row>
        <table:table-row table:style-name="ro2">
          <table:table-cell office:value-type="percentage" office:value="0.31">
            <text:p>31.00%</text:p>
          </table:table-cell>
          <table:table-cell office:value-type="percentage" office:value="1.7802">
            <text:p>178.02%</text:p>
          </table:table-cell>
          <table:table-cell office:value-type="percentage" office:value="0.1517">
            <text:p>15.17%</text:p>
          </table:table-cell>
          <table:table-cell office:value-type="percentage" office:value="0.1605">
            <text:p>16.05%</text:p>
          </table:table-cell>
          <table:table-cell office:value-type="float" office:value="78">
            <text:p>78</text:p>
          </table:table-cell>
          <table:table-cell office:value-type="float" office:value="772">
            <text:p>772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1">
            <text:p>31.00%</text:p>
          </table:table-cell>
          <table:table-cell office:value-type="percentage" office:value="0.4577">
            <text:p>45.77%</text:p>
          </table:table-cell>
          <table:table-cell office:value-type="percentage" office:value="0.0672">
            <text:p>6.72%</text:p>
          </table:table-cell>
          <table:table-cell office:value-type="percentage" office:value="0.0024">
            <text:p>0.24%</text:p>
          </table:table-cell>
          <table:table-cell office:value-type="float" office:value="80">
            <text:p>80</text:p>
          </table:table-cell>
          <table:table-cell office:value-type="float" office:value="1052">
            <text:p>1052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1">
            <text:p>31.00%</text:p>
          </table:table-cell>
          <table:table-cell table:number-columns-repeated="2"/>
          <table:table-cell table:style-name="ce2" office:value-type="string">
            <text:p>Agents - Nombre d'hotes: 15</text:p>
          </table:table-cell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1.8848">
            <text:p>188.48%</text:p>
          </table:table-cell>
          <table:table-cell office:value-type="percentage" office:value="0.1559">
            <text:p>15.59%</text:p>
          </table:table-cell>
          <table:table-cell office:value-type="percentage" office:value="0.1699">
            <text:p>16.99%</text:p>
          </table:table-cell>
          <table:table-cell office:value-type="float" office:value="78">
            <text:p>78</text:p>
          </table:table-cell>
          <table:table-cell office:value-type="float" office:value="790">
            <text:p>790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2">
            <text:p>32.00%</text:p>
          </table:table-cell>
          <table:table-cell office:value-type="percentage" office:value="0.4601">
            <text:p>46.01%</text:p>
          </table:table-cell>
          <table:table-cell office:value-type="percentage" office:value="0.068">
            <text:p>6.80%</text:p>
          </table:table-cell>
          <table:table-cell office:value-type="percentage" office:value="0.0025">
            <text:p>0.25%</text:p>
          </table:table-cell>
          <table:table-cell office:value-type="float" office:value="80">
            <text:p>80</text:p>
          </table:table-cell>
          <table:table-cell office:value-type="float" office:value="1102">
            <text:p>1102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2">
            <text:p>32.00%</text:p>
          </table:table-cell>
          <table:table-cell table:number-columns-repeated="2"/>
          <table:table-cell table:style-name="ce3" office:value-type="string">
            <text:p>Agents - Taux de pertes brutales: 5,00%</text:p>
          </table:table-cell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1.995">
            <text:p>199.50%</text:p>
          </table:table-cell>
          <table:table-cell office:value-type="percentage" office:value="0.1602">
            <text:p>16.02%</text:p>
          </table:table-cell>
          <table:table-cell office:value-type="percentage" office:value="0.1795">
            <text:p>17.95%</text:p>
          </table:table-cell>
          <table:table-cell office:value-type="float" office:value="78">
            <text:p>78</text:p>
          </table:table-cell>
          <table:table-cell office:value-type="float" office:value="805">
            <text:p>805</text:p>
          </table:table-cell>
          <table:table-cell office:value-type="float" office:value="25">
            <text:p>25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3">
            <text:p>33.00%</text:p>
          </table:table-cell>
          <table:table-cell office:value-type="percentage" office:value="0.4572">
            <text:p>45.72%</text:p>
          </table:table-cell>
          <table:table-cell office:value-type="percentage" office:value="0.0677">
            <text:p>6.77%</text:p>
          </table:table-cell>
          <table:table-cell office:value-type="percentage" office:value="0.0024">
            <text:p>0.24%</text:p>
          </table:table-cell>
          <table:table-cell office:value-type="float" office:value="81">
            <text:p>81</text:p>
          </table:table-cell>
          <table:table-cell office:value-type="float" office:value="1148">
            <text:p>1148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3">
            <text:p>33.00%</text:p>
          </table:table-cell>
          <table:table-cell table:number-columns-repeated="2"/>
          <table:table-cell table:style-name="ce3" office:value-type="string">
            <text:p>Agents - Temps de traitement: 0.5</text:p>
          </table:table-cell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2.123">
            <text:p>212.30%</text:p>
          </table:table-cell>
          <table:table-cell office:value-type="percentage" office:value="0.164">
            <text:p>16.40%</text:p>
          </table:table-cell>
          <table:table-cell office:value-type="percentage" office:value="0.1889">
            <text:p>18.89%</text:p>
          </table:table-cell>
          <table:table-cell office:value-type="float" office:value="78">
            <text:p>78</text:p>
          </table:table-cell>
          <table:table-cell office:value-type="float" office:value="819">
            <text:p>819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4">
            <text:p>34.00%</text:p>
          </table:table-cell>
          <table:table-cell office:value-type="percentage" office:value="0.4593">
            <text:p>45.93%</text:p>
          </table:table-cell>
          <table:table-cell office:value-type="percentage" office:value="0.0685">
            <text:p>6.85%</text:p>
          </table:table-cell>
          <table:table-cell office:value-type="percentage" office:value="0.0025">
            <text:p>0.25%</text:p>
          </table:table-cell>
          <table:table-cell office:value-type="float" office:value="81">
            <text:p>81</text:p>
          </table:table-cell>
          <table:table-cell office:value-type="float" office:value="1187">
            <text:p>1187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4">
            <text:p>34.00%</text:p>
          </table:table-cell>
          <table:table-cell table:number-columns-repeated="2"/>
          <table:table-cell table:style-name="ce3" office:value-type="string">
            <text:p>Agents - Nombre de messages traitables simultanement: 2</text:p>
          </table:table-cell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2.2517">
            <text:p>225.17%</text:p>
          </table:table-cell>
          <table:table-cell office:value-type="percentage" office:value="0.1684">
            <text:p>16.84%</text:p>
          </table:table-cell>
          <table:table-cell office:value-type="percentage" office:value="0.1987">
            <text:p>19.87%</text:p>
          </table:table-cell>
          <table:table-cell office:value-type="float" office:value="78">
            <text:p>78</text:p>
          </table:table-cell>
          <table:table-cell office:value-type="float" office:value="835">
            <text:p>835</text:p>
          </table:table-cell>
          <table:table-cell office:value-type="float" office:value="27">
            <text:p>27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5">
            <text:p>35.00%</text:p>
          </table:table-cell>
          <table:table-cell office:value-type="percentage" office:value="0.4594">
            <text:p>45.94%</text:p>
          </table:table-cell>
          <table:table-cell office:value-type="percentage" office:value="0.0684">
            <text:p>6.84%</text:p>
          </table:table-cell>
          <table:table-cell office:value-type="percentage" office:value="0.0027">
            <text:p>0.27%</text:p>
          </table:table-cell>
          <table:table-cell office:value-type="float" office:value="81">
            <text:p>81</text:p>
          </table:table-cell>
          <table:table-cell office:value-type="float" office:value="1221">
            <text:p>1221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5">
            <text:p>35.00%</text:p>
          </table:table-cell>
          <table:table-cell table:number-columns-repeated="2"/>
          <table:table-cell table:style-name="ce3" office:value-type="string">
            <text:p>Hotes - Pourcentage de messages a destination d'un hote connecte a un autre agent: 75,00%</text:p>
          </table:table-cell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2.394">
            <text:p>239.40%</text:p>
          </table:table-cell>
          <table:table-cell office:value-type="percentage" office:value="0.1728">
            <text:p>17.28%</text:p>
          </table:table-cell>
          <table:table-cell office:value-type="percentage" office:value="0.2094">
            <text:p>20.94%</text:p>
          </table:table-cell>
          <table:table-cell office:value-type="float" office:value="78">
            <text:p>78</text:p>
          </table:table-cell>
          <table:table-cell office:value-type="float" office:value="847">
            <text:p>847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/>
          <table:table-cell office:value-type="percentage" office:value="0.36">
            <text:p>36.00%</text:p>
          </table:table-cell>
          <table:table-cell office:value-type="percentage" office:value="0.4591">
            <text:p>45.91%</text:p>
          </table:table-cell>
          <table:table-cell office:value-type="percentage" office:value="0.0699">
            <text:p>6.99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263">
            <text:p>1263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6">
            <text:p>36.00%</text:p>
          </table:table-cell>
          <table:table-cell table:number-columns-repeated="2"/>
          <table:table-cell table:style-name="ce3" office:value-type="string">
            <text:p>Hotes - Temps max entre deux envois: 150</text:p>
          </table:table-cell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2.55">
            <text:p>255.00%</text:p>
          </table:table-cell>
          <table:table-cell office:value-type="percentage" office:value="0.1778">
            <text:p>17.78%</text:p>
          </table:table-cell>
          <table:table-cell office:value-type="percentage" office:value="0.2202">
            <text:p>22.02%</text:p>
          </table:table-cell>
          <table:table-cell office:value-type="float" office:value="78">
            <text:p>78</text:p>
          </table:table-cell>
          <table:table-cell office:value-type="float" office:value="862">
            <text:p>862</text:p>
          </table:table-cell>
          <table:table-cell office:value-type="float" office:value="29">
            <text:p>29</text:p>
          </table:table-cell>
          <table:table-cell office:value-type="float" office:value="171">
            <text:p>171</text:p>
          </table:table-cell>
          <table:table-cell/>
          <table:table-cell office:value-type="percentage" office:value="0.37">
            <text:p>37.00%</text:p>
          </table:table-cell>
          <table:table-cell office:value-type="percentage" office:value="0.4622">
            <text:p>46.22%</text:p>
          </table:table-cell>
          <table:table-cell office:value-type="percentage" office:value="0.0712">
            <text:p>7.12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309">
            <text:p>1309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7">
            <text:p>37.00%</text:p>
          </table:table-cell>
          <table:table-cell table:number-columns-repeated="2"/>
          <table:table-cell table:style-name="ce3" office:value-type="string">
            <text:p>Hotes - Temps de traitement: 0.5</text:p>
          </table:table-cell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2.7095">
            <text:p>270.95%</text:p>
          </table:table-cell>
          <table:table-cell office:value-type="percentage" office:value="0.1825">
            <text:p>18.25%</text:p>
          </table:table-cell>
          <table:table-cell office:value-type="percentage" office:value="0.2308">
            <text:p>23.08%</text:p>
          </table:table-cell>
          <table:table-cell office:value-type="float" office:value="78">
            <text:p>78</text:p>
          </table:table-cell>
          <table:table-cell office:value-type="float" office:value="880">
            <text:p>880</text:p>
          </table:table-cell>
          <table:table-cell office:value-type="float" office:value="29">
            <text:p>29</text:p>
          </table:table-cell>
          <table:table-cell office:value-type="float" office:value="171">
            <text:p>171</text:p>
          </table:table-cell>
          <table:table-cell/>
          <table:table-cell office:value-type="percentage" office:value="0.38">
            <text:p>38.00%</text:p>
          </table:table-cell>
          <table:table-cell office:value-type="percentage" office:value="0.4614">
            <text:p>46.14%</text:p>
          </table:table-cell>
          <table:table-cell office:value-type="percentage" office:value="0.0726">
            <text:p>7.26%</text:p>
          </table:table-cell>
          <table:table-cell office:value-type="percentage" office:value="0.0033">
            <text:p>0.33%</text:p>
          </table:table-cell>
          <table:table-cell office:value-type="float" office:value="81">
            <text:p>81</text:p>
          </table:table-cell>
          <table:table-cell office:value-type="float" office:value="1351">
            <text:p>1351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8">
            <text:p>38.00%</text:p>
          </table:table-cell>
          <table:table-cell table:number-columns-repeated="2"/>
          <table:table-cell table:style-name="ce3" office:value-type="string">
            <text:p>Hotes - Nombre de messages traitables simultanement: 2</text:p>
          </table:table-cell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2.8794">
            <text:p>287.94%</text:p>
          </table:table-cell>
          <table:table-cell office:value-type="percentage" office:value="0.1868">
            <text:p>18.68%</text:p>
          </table:table-cell>
          <table:table-cell office:value-type="percentage" office:value="0.2417">
            <text:p>24.17%</text:p>
          </table:table-cell>
          <table:table-cell office:value-type="float" office:value="78">
            <text:p>78</text:p>
          </table:table-cell>
          <table:table-cell office:value-type="float" office:value="892">
            <text:p>892</text:p>
          </table:table-cell>
          <table:table-cell office:value-type="float" office:value="30">
            <text:p>30</text:p>
          </table:table-cell>
          <table:table-cell office:value-type="float" office:value="171">
            <text:p>171</text:p>
          </table:table-cell>
          <table:table-cell/>
          <table:table-cell office:value-type="percentage" office:value="0.39">
            <text:p>39.00%</text:p>
          </table:table-cell>
          <table:table-cell office:value-type="percentage" office:value="0.4654">
            <text:p>46.54%</text:p>
          </table:table-cell>
          <table:table-cell office:value-type="percentage" office:value="0.0736">
            <text:p>7.36%</text:p>
          </table:table-cell>
          <table:table-cell office:value-type="percentage" office:value="0.0032">
            <text:p>0.32%</text:p>
          </table:table-cell>
          <table:table-cell office:value-type="float" office:value="81">
            <text:p>81</text:p>
          </table:table-cell>
          <table:table-cell office:value-type="float" office:value="1400">
            <text:p>140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39">
            <text:p>39.00%</text:p>
          </table:table-cell>
          <table:table-cell table:number-columns-repeated="2"/>
          <table:table-cell table:style-name="ce3" office:value-type="string">
            <text:p>Hotes - Duree du timeout pour la reception d'un accuse: 115</text:p>
          </table:table-cell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3.0535">
            <text:p>305.35%</text:p>
          </table:table-cell>
          <table:table-cell office:value-type="percentage" office:value="0.1912">
            <text:p>19.12%</text:p>
          </table:table-cell>
          <table:table-cell office:value-type="percentage" office:value="0.2521">
            <text:p>25.21%</text:p>
          </table:table-cell>
          <table:table-cell office:value-type="float" office:value="78">
            <text:p>78</text:p>
          </table:table-cell>
          <table:table-cell office:value-type="float" office:value="898">
            <text:p>89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/>
          <table:table-cell office:value-type="percentage" office:value="0.4">
            <text:p>40.00%</text:p>
          </table:table-cell>
          <table:table-cell office:value-type="percentage" office:value="0.4662">
            <text:p>46.62%</text:p>
          </table:table-cell>
          <table:table-cell office:value-type="percentage" office:value="0.0736">
            <text:p>7.36%</text:p>
          </table:table-cell>
          <table:table-cell office:value-type="percentage" office:value="0.0032">
            <text:p>0.32%</text:p>
          </table:table-cell>
          <table:table-cell office:value-type="float" office:value="81">
            <text:p>81</text:p>
          </table:table-cell>
          <table:table-cell office:value-type="float" office:value="1443">
            <text:p>1443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">
            <text:p>40.00%</text:p>
          </table:table-cell>
          <table:table-cell table:number-columns-repeated="2"/>
          <table:table-cell table:style-name="ce3" office:value-type="string">
            <text:p>Simulation - Duree: 10000</text:p>
          </table:table-cell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3.2243">
            <text:p>322.43%</text:p>
          </table:table-cell>
          <table:table-cell office:value-type="percentage" office:value="0.196">
            <text:p>19.60%</text:p>
          </table:table-cell>
          <table:table-cell office:value-type="percentage" office:value="0.2629">
            <text:p>26.29%</text:p>
          </table:table-cell>
          <table:table-cell office:value-type="float" office:value="78">
            <text:p>78</text:p>
          </table:table-cell>
          <table:table-cell office:value-type="float" office:value="910">
            <text:p>910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1">
            <text:p>41.00%</text:p>
          </table:table-cell>
          <table:table-cell office:value-type="percentage" office:value="0.4658">
            <text:p>46.58%</text:p>
          </table:table-cell>
          <table:table-cell office:value-type="percentage" office:value="0.0745">
            <text:p>7.45%</text:p>
          </table:table-cell>
          <table:table-cell office:value-type="percentage" office:value="0.0032">
            <text:p>0.32%</text:p>
          </table:table-cell>
          <table:table-cell office:value-type="float" office:value="81">
            <text:p>81</text:p>
          </table:table-cell>
          <table:table-cell office:value-type="float" office:value="1485">
            <text:p>1485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1">
            <text:p>41.00%</text:p>
          </table:table-cell>
          <table:table-cell table:number-columns-repeated="2"/>
          <table:table-cell table:style-name="ce3" office:value-type="string">
            <text:p>Simulation - Duree de la periode d'initialisation DV: 1000</text:p>
          </table:table-cell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3.4135">
            <text:p>341.35%</text:p>
          </table:table-cell>
          <table:table-cell office:value-type="percentage" office:value="0.2005">
            <text:p>20.05%</text:p>
          </table:table-cell>
          <table:table-cell office:value-type="percentage" office:value="0.2732">
            <text:p>27.32%</text:p>
          </table:table-cell>
          <table:table-cell office:value-type="float" office:value="78">
            <text:p>78</text:p>
          </table:table-cell>
          <table:table-cell office:value-type="float" office:value="920">
            <text:p>920</text:p>
          </table:table-cell>
          <table:table-cell office:value-type="float" office:value="33">
            <text:p>33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2">
            <text:p>42.00%</text:p>
          </table:table-cell>
          <table:table-cell office:value-type="percentage" office:value="0.4664">
            <text:p>46.64%</text:p>
          </table:table-cell>
          <table:table-cell office:value-type="percentage" office:value="0.0743">
            <text:p>7.43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521">
            <text:p>1521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2">
            <text:p>42.00%</text:p>
          </table:table-cell>
          <table:table-cell table:number-columns-repeated="2"/>
          <table:table-cell table:style-name="ce3" office:value-type="string">
            <text:p>Simulation - Distance vector active: NON</text:p>
          </table:table-cell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3.6059">
            <text:p>360.59%</text:p>
          </table:table-cell>
          <table:table-cell office:value-type="percentage" office:value="0.205">
            <text:p>20.50%</text:p>
          </table:table-cell>
          <table:table-cell office:value-type="percentage" office:value="0.2842">
            <text:p>28.42%</text:p>
          </table:table-cell>
          <table:table-cell office:value-type="float" office:value="78">
            <text:p>78</text:p>
          </table:table-cell>
          <table:table-cell office:value-type="float" office:value="930">
            <text:p>930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3">
            <text:p>43.00%</text:p>
          </table:table-cell>
          <table:table-cell office:value-type="percentage" office:value="0.4671">
            <text:p>46.71%</text:p>
          </table:table-cell>
          <table:table-cell office:value-type="percentage" office:value="0.0741">
            <text:p>7.41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560">
            <text:p>156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3">
            <text:p>43.00%</text:p>
          </table:table-cell>
          <table:table-cell table:number-columns-repeated="2"/>
          <table:table-cell table:style-name="ce3" office:value-type="string">
            <text:p>Simulation - Periode d'initialisation: 1000</text:p>
          </table:table-cell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3.8174">
            <text:p>381.74%</text:p>
          </table:table-cell>
          <table:table-cell office:value-type="percentage" office:value="0.2099">
            <text:p>20.99%</text:p>
          </table:table-cell>
          <table:table-cell office:value-type="percentage" office:value="0.295">
            <text:p>29.50%</text:p>
          </table:table-cell>
          <table:table-cell office:value-type="float" office:value="78">
            <text:p>78</text:p>
          </table:table-cell>
          <table:table-cell office:value-type="float" office:value="939">
            <text:p>939</text:p>
          </table:table-cell>
          <table:table-cell office:value-type="float" office:value="35">
            <text:p>35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4">
            <text:p>44.00%</text:p>
          </table:table-cell>
          <table:table-cell office:value-type="percentage" office:value="0.4665">
            <text:p>46.65%</text:p>
          </table:table-cell>
          <table:table-cell office:value-type="percentage" office:value="0.0737">
            <text:p>7.37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597">
            <text:p>1597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4">
            <text:p>44.00%</text:p>
          </table:table-cell>
          <table:table-cell table:number-columns-repeated="2"/>
          <table:table-cell table:style-name="ce3" office:value-type="string">
            <text:p>Simulation - Delai entre entites: 5</text:p>
          </table:table-cell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4.0243">
            <text:p>402.43%</text:p>
          </table:table-cell>
          <table:table-cell office:value-type="percentage" office:value="0.2143">
            <text:p>21.43%</text:p>
          </table:table-cell>
          <table:table-cell office:value-type="percentage" office:value="0.3055">
            <text:p>30.55%</text:p>
          </table:table-cell>
          <table:table-cell office:value-type="float" office:value="78">
            <text:p>78</text:p>
          </table:table-cell>
          <table:table-cell office:value-type="float" office:value="946">
            <text:p>946</text:p>
          </table:table-cell>
          <table:table-cell office:value-type="float" office:value="35">
            <text:p>35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5">
            <text:p>45.00%</text:p>
          </table:table-cell>
          <table:table-cell office:value-type="percentage" office:value="0.4666">
            <text:p>46.66%</text:p>
          </table:table-cell>
          <table:table-cell office:value-type="percentage" office:value="0.0731">
            <text:p>7.31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624">
            <text:p>1624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5">
            <text:p>45.00%</text:p>
          </table:table-cell>
          <table:table-cell table:number-columns-repeated="3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4.2366">
            <text:p>423.66%</text:p>
          </table:table-cell>
          <table:table-cell office:value-type="percentage" office:value="0.2189">
            <text:p>21.89%</text:p>
          </table:table-cell>
          <table:table-cell office:value-type="percentage" office:value="0.3165">
            <text:p>31.65%</text:p>
          </table:table-cell>
          <table:table-cell office:value-type="float" office:value="78">
            <text:p>78</text:p>
          </table:table-cell>
          <table:table-cell office:value-type="float" office:value="951">
            <text:p>951</text:p>
          </table:table-cell>
          <table:table-cell office:value-type="float" office:value="36">
            <text:p>36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6">
            <text:p>46.00%</text:p>
          </table:table-cell>
          <table:table-cell office:value-type="percentage" office:value="0.4645">
            <text:p>46.45%</text:p>
          </table:table-cell>
          <table:table-cell office:value-type="percentage" office:value="0.0728">
            <text:p>7.28%</text:p>
          </table:table-cell>
          <table:table-cell office:value-type="percentage" office:value="0.003">
            <text:p>0.30%</text:p>
          </table:table-cell>
          <table:table-cell office:value-type="float" office:value="81">
            <text:p>81</text:p>
          </table:table-cell>
          <table:table-cell office:value-type="float" office:value="1655">
            <text:p>1655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6">
            <text:p>46.00%</text:p>
          </table:table-cell>
          <table:table-cell table:number-columns-repeated="3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4.4637">
            <text:p>446.37%</text:p>
          </table:table-cell>
          <table:table-cell office:value-type="percentage" office:value="0.2234">
            <text:p>22.34%</text:p>
          </table:table-cell>
          <table:table-cell office:value-type="percentage" office:value="0.3268">
            <text:p>32.68%</text:p>
          </table:table-cell>
          <table:table-cell office:value-type="float" office:value="78">
            <text:p>78</text:p>
          </table:table-cell>
          <table:table-cell office:value-type="float" office:value="961">
            <text:p>961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7">
            <text:p>47.00%</text:p>
          </table:table-cell>
          <table:table-cell office:value-type="percentage" office:value="0.465">
            <text:p>46.50%</text:p>
          </table:table-cell>
          <table:table-cell office:value-type="percentage" office:value="0.073">
            <text:p>7.30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687">
            <text:p>1687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7">
            <text:p>47.00%</text:p>
          </table:table-cell>
          <table:table-cell table:number-columns-repeated="3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4.6875">
            <text:p>468.75%</text:p>
          </table:table-cell>
          <table:table-cell office:value-type="percentage" office:value="0.228">
            <text:p>22.80%</text:p>
          </table:table-cell>
          <table:table-cell office:value-type="percentage" office:value="0.3372">
            <text:p>33.72%</text:p>
          </table:table-cell>
          <table:table-cell office:value-type="float" office:value="78">
            <text:p>78</text:p>
          </table:table-cell>
          <table:table-cell office:value-type="float" office:value="967">
            <text:p>967</text:p>
          </table:table-cell>
          <table:table-cell office:value-type="float" office:value="38">
            <text:p>38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8">
            <text:p>48.00%</text:p>
          </table:table-cell>
          <table:table-cell office:value-type="percentage" office:value="0.4658">
            <text:p>46.58%</text:p>
          </table:table-cell>
          <table:table-cell office:value-type="percentage" office:value="0.073">
            <text:p>7.30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723">
            <text:p>1723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8">
            <text:p>48.00%</text:p>
          </table:table-cell>
          <table:table-cell table:number-columns-repeated="3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4.9224">
            <text:p>492.24%</text:p>
          </table:table-cell>
          <table:table-cell office:value-type="percentage" office:value="0.2324">
            <text:p>23.24%</text:p>
          </table:table-cell>
          <table:table-cell office:value-type="percentage" office:value="0.3471">
            <text:p>34.71%</text:p>
          </table:table-cell>
          <table:table-cell office:value-type="float" office:value="78">
            <text:p>78</text:p>
          </table:table-cell>
          <table:table-cell office:value-type="float" office:value="970">
            <text:p>970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/>
          <table:table-cell office:value-type="percentage" office:value="0.49">
            <text:p>49.00%</text:p>
          </table:table-cell>
          <table:table-cell office:value-type="percentage" office:value="0.4674">
            <text:p>46.74%</text:p>
          </table:table-cell>
          <table:table-cell office:value-type="percentage" office:value="0.0737">
            <text:p>7.37%</text:p>
          </table:table-cell>
          <table:table-cell office:value-type="percentage" office:value="0.0031">
            <text:p>0.31%</text:p>
          </table:table-cell>
          <table:table-cell office:value-type="float" office:value="81">
            <text:p>81</text:p>
          </table:table-cell>
          <table:table-cell office:value-type="float" office:value="1760">
            <text:p>176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49">
            <text:p>49.00%</text:p>
          </table:table-cell>
          <table:table-cell table:number-columns-repeated="3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5.1561">
            <text:p>515.61%</text:p>
          </table:table-cell>
          <table:table-cell office:value-type="percentage" office:value="0.2368">
            <text:p>23.68%</text:p>
          </table:table-cell>
          <table:table-cell office:value-type="percentage" office:value="0.3572">
            <text:p>35.72%</text:p>
          </table:table-cell>
          <table:table-cell office:value-type="float" office:value="78">
            <text:p>78</text:p>
          </table:table-cell>
          <table:table-cell office:value-type="float" office:value="972">
            <text:p>972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">
            <text:p>50.00%</text:p>
          </table:table-cell>
          <table:table-cell office:value-type="percentage" office:value="0.4685">
            <text:p>46.85%</text:p>
          </table:table-cell>
          <table:table-cell office:value-type="percentage" office:value="0.0752">
            <text:p>7.52%</text:p>
          </table:table-cell>
          <table:table-cell office:value-type="percentage" office:value="0.0032">
            <text:p>0.32%</text:p>
          </table:table-cell>
          <table:table-cell office:value-type="float" office:value="81">
            <text:p>81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5.4028">
            <text:p>540.28%</text:p>
          </table:table-cell>
          <table:table-cell office:value-type="percentage" office:value="0.2411">
            <text:p>24.11%</text:p>
          </table:table-cell>
          <table:table-cell office:value-type="percentage" office:value="0.3671">
            <text:p>36.71%</text:p>
          </table:table-cell>
          <table:table-cell office:value-type="float" office:value="78">
            <text:p>78</text:p>
          </table:table-cell>
          <table:table-cell office:value-type="float" office:value="975">
            <text:p>975</text:p>
          </table:table-cell>
          <table:table-cell office:value-type="float" office:value="41">
            <text:p>41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1">
            <text:p>51.00%</text:p>
          </table:table-cell>
          <table:table-cell office:value-type="percentage" office:value="0.4714">
            <text:p>47.14%</text:p>
          </table:table-cell>
          <table:table-cell office:value-type="percentage" office:value="0.0763">
            <text:p>7.63%</text:p>
          </table:table-cell>
          <table:table-cell office:value-type="percentage" office:value="0.0033">
            <text:p>0.33%</text:p>
          </table:table-cell>
          <table:table-cell office:value-type="float" office:value="81">
            <text:p>81</text:p>
          </table:table-cell>
          <table:table-cell office:value-type="float" office:value="1844">
            <text:p>1844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1">
            <text:p>51.00%</text:p>
          </table:table-cell>
          <table:table-cell table:number-columns-repeated="3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5.6638">
            <text:p>566.38%</text:p>
          </table:table-cell>
          <table:table-cell office:value-type="percentage" office:value="0.2451">
            <text:p>24.51%</text:p>
          </table:table-cell>
          <table:table-cell office:value-type="percentage" office:value="0.3768">
            <text:p>37.68%</text:p>
          </table:table-cell>
          <table:table-cell office:value-type="float" office:value="78">
            <text:p>78</text:p>
          </table:table-cell>
          <table:table-cell office:value-type="float" office:value="976">
            <text:p>976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2">
            <text:p>52.00%</text:p>
          </table:table-cell>
          <table:table-cell office:value-type="percentage" office:value="0.4723">
            <text:p>47.23%</text:p>
          </table:table-cell>
          <table:table-cell office:value-type="percentage" office:value="0.0761">
            <text:p>7.61%</text:p>
          </table:table-cell>
          <table:table-cell office:value-type="percentage" office:value="0.0033">
            <text:p>0.33%</text:p>
          </table:table-cell>
          <table:table-cell office:value-type="float" office:value="81">
            <text:p>81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2">
            <text:p>52.00%</text:p>
          </table:table-cell>
          <table:table-cell table:number-columns-repeated="3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5.9269">
            <text:p>592.69%</text:p>
          </table:table-cell>
          <table:table-cell office:value-type="percentage" office:value="0.2493">
            <text:p>24.93%</text:p>
          </table:table-cell>
          <table:table-cell office:value-type="percentage" office:value="0.3866">
            <text:p>38.66%</text:p>
          </table:table-cell>
          <table:table-cell office:value-type="float" office:value="78">
            <text:p>78</text:p>
          </table:table-cell>
          <table:table-cell office:value-type="float" office:value="978">
            <text:p>978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3">
            <text:p>53.00%</text:p>
          </table:table-cell>
          <table:table-cell office:value-type="percentage" office:value="0.474">
            <text:p>47.40%</text:p>
          </table:table-cell>
          <table:table-cell office:value-type="percentage" office:value="0.0755">
            <text:p>7.55%</text:p>
          </table:table-cell>
          <table:table-cell office:value-type="percentage" office:value="0.0033">
            <text:p>0.33%</text:p>
          </table:table-cell>
          <table:table-cell office:value-type="float" office:value="81">
            <text:p>81</text:p>
          </table:table-cell>
          <table:table-cell office:value-type="float" office:value="1904">
            <text:p>1904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3">
            <text:p>53.00%</text:p>
          </table:table-cell>
          <table:table-cell table:number-columns-repeated="3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6.1946">
            <text:p>619.46%</text:p>
          </table:table-cell>
          <table:table-cell office:value-type="percentage" office:value="0.2532">
            <text:p>25.32%</text:p>
          </table:table-cell>
          <table:table-cell office:value-type="percentage" office:value="0.3959">
            <text:p>39.59%</text:p>
          </table:table-cell>
          <table:table-cell office:value-type="float" office:value="78">
            <text:p>78</text:p>
          </table:table-cell>
          <table:table-cell office:value-type="float" office:value="979">
            <text:p>979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4">
            <text:p>54.00%</text:p>
          </table:table-cell>
          <table:table-cell office:value-type="percentage" office:value="0.4752">
            <text:p>47.52%</text:p>
          </table:table-cell>
          <table:table-cell office:value-type="percentage" office:value="0.0761">
            <text:p>7.61%</text:p>
          </table:table-cell>
          <table:table-cell office:value-type="percentage" office:value="0.0036">
            <text:p>0.36%</text:p>
          </table:table-cell>
          <table:table-cell office:value-type="float" office:value="81">
            <text:p>81</text:p>
          </table:table-cell>
          <table:table-cell office:value-type="float" office:value="1952">
            <text:p>1952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4">
            <text:p>54.00%</text:p>
          </table:table-cell>
          <table:table-cell table:number-columns-repeated="3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6.4577">
            <text:p>645.77%</text:p>
          </table:table-cell>
          <table:table-cell office:value-type="percentage" office:value="0.2571">
            <text:p>25.71%</text:p>
          </table:table-cell>
          <table:table-cell office:value-type="percentage" office:value="0.4049">
            <text:p>40.49%</text:p>
          </table:table-cell>
          <table:table-cell office:value-type="float" office:value="78">
            <text:p>78</text:p>
          </table:table-cell>
          <table:table-cell office:value-type="float" office:value="981">
            <text:p>981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5">
            <text:p>55.00%</text:p>
          </table:table-cell>
          <table:table-cell office:value-type="percentage" office:value="0.4756">
            <text:p>47.56%</text:p>
          </table:table-cell>
          <table:table-cell office:value-type="percentage" office:value="0.0761">
            <text:p>7.61%</text:p>
          </table:table-cell>
          <table:table-cell office:value-type="percentage" office:value="0.0036">
            <text:p>0.36%</text:p>
          </table:table-cell>
          <table:table-cell office:value-type="float" office:value="81">
            <text:p>81</text:p>
          </table:table-cell>
          <table:table-cell office:value-type="float" office:value="1983">
            <text:p>1983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5">
            <text:p>55.00%</text:p>
          </table:table-cell>
          <table:table-cell table:number-columns-repeated="3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6.7303">
            <text:p>673.03%</text:p>
          </table:table-cell>
          <table:table-cell office:value-type="percentage" office:value="0.2609">
            <text:p>26.09%</text:p>
          </table:table-cell>
          <table:table-cell office:value-type="percentage" office:value="0.4139">
            <text:p>41.39%</text:p>
          </table:table-cell>
          <table:table-cell office:value-type="float" office:value="78">
            <text:p>78</text:p>
          </table:table-cell>
          <table:table-cell office:value-type="float" office:value="982">
            <text:p>982</text:p>
          </table:table-cell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6">
            <text:p>56.00%</text:p>
          </table:table-cell>
          <table:table-cell office:value-type="percentage" office:value="0.4766">
            <text:p>47.66%</text:p>
          </table:table-cell>
          <table:table-cell office:value-type="percentage" office:value="0.0762">
            <text:p>7.62%</text:p>
          </table:table-cell>
          <table:table-cell office:value-type="percentage" office:value="0.0035">
            <text:p>0.35%</text:p>
          </table:table-cell>
          <table:table-cell office:value-type="float" office:value="81">
            <text:p>81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6">
            <text:p>56.00%</text:p>
          </table:table-cell>
          <table:table-cell table:number-columns-repeated="3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7.0098">
            <text:p>700.98%</text:p>
          </table:table-cell>
          <table:table-cell office:value-type="percentage" office:value="0.2646">
            <text:p>26.46%</text:p>
          </table:table-cell>
          <table:table-cell office:value-type="percentage" office:value="0.4224">
            <text:p>42.24%</text:p>
          </table:table-cell>
          <table:table-cell office:value-type="float" office:value="78">
            <text:p>78</text:p>
          </table:table-cell>
          <table:table-cell office:value-type="float" office:value="985">
            <text:p>985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7">
            <text:p>57.00%</text:p>
          </table:table-cell>
          <table:table-cell office:value-type="percentage" office:value="0.4758">
            <text:p>47.58%</text:p>
          </table:table-cell>
          <table:table-cell office:value-type="percentage" office:value="0.0758">
            <text:p>7.58%</text:p>
          </table:table-cell>
          <table:table-cell office:value-type="percentage" office:value="0.0035">
            <text:p>0.35%</text:p>
          </table:table-cell>
          <table:table-cell office:value-type="float" office:value="81">
            <text:p>81</text:p>
          </table:table-cell>
          <table:table-cell office:value-type="float" office:value="2059">
            <text:p>205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7">
            <text:p>57.00%</text:p>
          </table:table-cell>
          <table:table-cell table:number-columns-repeated="3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7.2886">
            <text:p>728.86%</text:p>
          </table:table-cell>
          <table:table-cell office:value-type="percentage" office:value="0.2683">
            <text:p>26.83%</text:p>
          </table:table-cell>
          <table:table-cell office:value-type="percentage" office:value="0.4312">
            <text:p>43.12%</text:p>
          </table:table-cell>
          <table:table-cell office:value-type="float" office:value="78">
            <text:p>78</text:p>
          </table:table-cell>
          <table:table-cell office:value-type="float" office:value="986">
            <text:p>986</text:p>
          </table:table-cell>
          <table:table-cell office:value-type="float" office:value="47">
            <text:p>47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8">
            <text:p>58.00%</text:p>
          </table:table-cell>
          <table:table-cell office:value-type="percentage" office:value="0.4748">
            <text:p>47.48%</text:p>
          </table:table-cell>
          <table:table-cell office:value-type="percentage" office:value="0.0753">
            <text:p>7.53%</text:p>
          </table:table-cell>
          <table:table-cell office:value-type="percentage" office:value="0.0034">
            <text:p>0.34%</text:p>
          </table:table-cell>
          <table:table-cell office:value-type="float" office:value="81">
            <text:p>81</text:p>
          </table:table-cell>
          <table:table-cell office:value-type="float" office:value="2089">
            <text:p>208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8">
            <text:p>58.00%</text:p>
          </table:table-cell>
          <table:table-cell table:number-columns-repeated="3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7.5848">
            <text:p>758.48%</text:p>
          </table:table-cell>
          <table:table-cell office:value-type="percentage" office:value="0.2719">
            <text:p>27.19%</text:p>
          </table:table-cell>
          <table:table-cell office:value-type="percentage" office:value="0.4397">
            <text:p>43.97%</text:p>
          </table:table-cell>
          <table:table-cell office:value-type="float" office:value="78">
            <text:p>78</text:p>
          </table:table-cell>
          <table:table-cell office:value-type="float" office:value="988">
            <text:p>988</text:p>
          </table:table-cell>
          <table:table-cell office:value-type="float" office:value="48">
            <text:p>48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59">
            <text:p>59.00%</text:p>
          </table:table-cell>
          <table:table-cell office:value-type="percentage" office:value="0.4747">
            <text:p>47.47%</text:p>
          </table:table-cell>
          <table:table-cell office:value-type="percentage" office:value="0.0757">
            <text:p>7.57%</text:p>
          </table:table-cell>
          <table:table-cell office:value-type="percentage" office:value="0.0035">
            <text:p>0.35%</text:p>
          </table:table-cell>
          <table:table-cell office:value-type="float" office:value="81">
            <text:p>81</text:p>
          </table:table-cell>
          <table:table-cell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percentage" office:value="0.59">
            <text:p>59.00%</text:p>
          </table:table-cell>
          <table:table-cell table:number-columns-repeated="3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7.8727">
            <text:p>787.27%</text:p>
          </table:table-cell>
          <table:table-cell office:value-type="percentage" office:value="0.2754">
            <text:p>27.54%</text:p>
          </table:table-cell>
          <table:table-cell office:value-type="percentage" office:value="0.4481">
            <text:p>44.81%</text:p>
          </table:table-cell>
          <table:table-cell office:value-type="float" office:value="78">
            <text:p>78</text:p>
          </table:table-cell>
          <table:table-cell office:value-type="float" office:value="991">
            <text:p>991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">
            <text:p>60.00%</text:p>
          </table:table-cell>
          <table:table-cell office:value-type="percentage" office:value="0.4769">
            <text:p>47.69%</text:p>
          </table:table-cell>
          <table:table-cell office:value-type="percentage" office:value="0.0772">
            <text:p>7.72%</text:p>
          </table:table-cell>
          <table:table-cell office:value-type="percentage" office:value="0.0038">
            <text:p>0.38%</text:p>
          </table:table-cell>
          <table:table-cell office:value-type="float" office:value="81">
            <text:p>81</text:p>
          </table:table-cell>
          <table:table-cell office:value-type="float" office:value="2172">
            <text:p>2172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">
            <text:p>60.00%</text:p>
          </table:table-cell>
          <table:table-cell table:number-columns-repeated="3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8.1722">
            <text:p>817.22%</text:p>
          </table:table-cell>
          <table:table-cell office:value-type="percentage" office:value="0.2788">
            <text:p>27.88%</text:p>
          </table:table-cell>
          <table:table-cell office:value-type="percentage" office:value="0.4561">
            <text:p>45.61%</text:p>
          </table:table-cell>
          <table:table-cell office:value-type="float" office:value="78">
            <text:p>78</text:p>
          </table:table-cell>
          <table:table-cell office:value-type="float" office:value="993">
            <text:p>993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1">
            <text:p>61.00%</text:p>
          </table:table-cell>
          <table:table-cell office:value-type="percentage" office:value="0.4821">
            <text:p>48.21%</text:p>
          </table:table-cell>
          <table:table-cell office:value-type="percentage" office:value="0.0789">
            <text:p>7.89%</text:p>
          </table:table-cell>
          <table:table-cell office:value-type="percentage" office:value="0.0042">
            <text:p>0.42%</text:p>
          </table:table-cell>
          <table:table-cell office:value-type="float" office:value="81">
            <text:p>81</text:p>
          </table:table-cell>
          <table:table-cell office:value-type="float" office:value="2234">
            <text:p>2234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1">
            <text:p>61.00%</text:p>
          </table:table-cell>
          <table:table-cell table:number-columns-repeated="3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8.4675">
            <text:p>846.75%</text:p>
          </table:table-cell>
          <table:table-cell office:value-type="percentage" office:value="0.2821">
            <text:p>28.21%</text:p>
          </table:table-cell>
          <table:table-cell office:value-type="percentage" office:value="0.4641">
            <text:p>46.41%</text:p>
          </table:table-cell>
          <table:table-cell office:value-type="float" office:value="78">
            <text:p>78</text:p>
          </table:table-cell>
          <table:table-cell office:value-type="float" office:value="993">
            <text:p>993</text:p>
          </table:table-cell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2">
            <text:p>62.00%</text:p>
          </table:table-cell>
          <table:table-cell office:value-type="percentage" office:value="0.4851">
            <text:p>48.51%</text:p>
          </table:table-cell>
          <table:table-cell office:value-type="percentage" office:value="0.0796">
            <text:p>7.96%</text:p>
          </table:table-cell>
          <table:table-cell office:value-type="percentage" office:value="0.0042">
            <text:p>0.42%</text:p>
          </table:table-cell>
          <table:table-cell office:value-type="float" office:value="81">
            <text:p>81</text:p>
          </table:table-cell>
          <table:table-cell office:value-type="float" office:value="2291">
            <text:p>2291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2">
            <text:p>62.00%</text:p>
          </table:table-cell>
          <table:table-cell table:number-columns-repeated="3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8.7705">
            <text:p>877.05%</text:p>
          </table:table-cell>
          <table:table-cell office:value-type="percentage" office:value="0.2854">
            <text:p>28.54%</text:p>
          </table:table-cell>
          <table:table-cell office:value-type="percentage" office:value="0.4717">
            <text:p>47.17%</text:p>
          </table:table-cell>
          <table:table-cell office:value-type="float" office:value="78">
            <text:p>78</text:p>
          </table:table-cell>
          <table:table-cell office:value-type="float" office:value="994">
            <text:p>994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3">
            <text:p>63.00%</text:p>
          </table:table-cell>
          <table:table-cell office:value-type="percentage" office:value="0.4878">
            <text:p>48.78%</text:p>
          </table:table-cell>
          <table:table-cell office:value-type="percentage" office:value="0.0803">
            <text:p>8.03%</text:p>
          </table:table-cell>
          <table:table-cell office:value-type="percentage" office:value="0.0046">
            <text:p>0.46%</text:p>
          </table:table-cell>
          <table:table-cell office:value-type="float" office:value="81">
            <text:p>81</text:p>
          </table:table-cell>
          <table:table-cell office:value-type="float" office:value="2333">
            <text:p>2333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3">
            <text:p>63.00%</text:p>
          </table:table-cell>
          <table:table-cell table:number-columns-repeated="3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9.0777">
            <text:p>907.77%</text:p>
          </table:table-cell>
          <table:table-cell office:value-type="percentage" office:value="0.2886">
            <text:p>28.86%</text:p>
          </table:table-cell>
          <table:table-cell office:value-type="percentage" office:value="0.4793">
            <text:p>47.93%</text:p>
          </table:table-cell>
          <table:table-cell office:value-type="float" office:value="78">
            <text:p>78</text:p>
          </table:table-cell>
          <table:table-cell office:value-type="float" office:value="998">
            <text:p>998</text:p>
          </table:table-cell>
          <table:table-cell office:value-type="float" office:value="52">
            <text:p>5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4">
            <text:p>64.00%</text:p>
          </table:table-cell>
          <table:table-cell office:value-type="percentage" office:value="0.4898">
            <text:p>48.98%</text:p>
          </table:table-cell>
          <table:table-cell office:value-type="percentage" office:value="0.0817">
            <text:p>8.17%</text:p>
          </table:table-cell>
          <table:table-cell office:value-type="percentage" office:value="0.0048">
            <text:p>0.48%</text:p>
          </table:table-cell>
          <table:table-cell office:value-type="float" office:value="81">
            <text:p>81</text:p>
          </table:table-cell>
          <table:table-cell office:value-type="float" office:value="2378">
            <text:p>2378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4">
            <text:p>64.00%</text:p>
          </table:table-cell>
          <table:table-cell table:number-columns-repeated="3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9.371">
            <text:p>937.10%</text:p>
          </table:table-cell>
          <table:table-cell office:value-type="percentage" office:value="0.2917">
            <text:p>29.17%</text:p>
          </table:table-cell>
          <table:table-cell office:value-type="percentage" office:value="0.4868">
            <text:p>48.68%</text:p>
          </table:table-cell>
          <table:table-cell office:value-type="float" office:value="78">
            <text:p>78</text:p>
          </table:table-cell>
          <table:table-cell office:value-type="float" office:value="1000">
            <text:p>1000</text:p>
          </table:table-cell>
          <table:table-cell office:value-type="float" office:value="53">
            <text:p>5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5">
            <text:p>65.00%</text:p>
          </table:table-cell>
          <table:table-cell office:value-type="percentage" office:value="0.4918">
            <text:p>49.18%</text:p>
          </table:table-cell>
          <table:table-cell office:value-type="percentage" office:value="0.0828">
            <text:p>8.28%</text:p>
          </table:table-cell>
          <table:table-cell office:value-type="percentage" office:value="0.005">
            <text:p>0.50%</text:p>
          </table:table-cell>
          <table:table-cell office:value-type="float" office:value="81">
            <text:p>81</text:p>
          </table:table-cell>
          <table:table-cell office:value-type="float" office:value="2432">
            <text:p>2432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5">
            <text:p>65.00%</text:p>
          </table:table-cell>
          <table:table-cell table:number-columns-repeated="3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9.6869">
            <text:p>968.69%</text:p>
          </table:table-cell>
          <table:table-cell office:value-type="percentage" office:value="0.2947">
            <text:p>29.47%</text:p>
          </table:table-cell>
          <table:table-cell office:value-type="percentage" office:value="0.4941">
            <text:p>49.41%</text:p>
          </table:table-cell>
          <table:table-cell office:value-type="float" office:value="78">
            <text:p>78</text:p>
          </table:table-cell>
          <table:table-cell office:value-type="float" office:value="1004">
            <text:p>1004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6">
            <text:p>66.00%</text:p>
          </table:table-cell>
          <table:table-cell office:value-type="percentage" office:value="0.4943">
            <text:p>49.43%</text:p>
          </table:table-cell>
          <table:table-cell office:value-type="percentage" office:value="0.0842">
            <text:p>8.42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2484">
            <text:p>2484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6">
            <text:p>66.00%</text:p>
          </table:table-cell>
          <table:table-cell table:number-columns-repeated="3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9.9987">
            <text:p>999.87%</text:p>
          </table:table-cell>
          <table:table-cell office:value-type="percentage" office:value="0.2977">
            <text:p>29.77%</text:p>
          </table:table-cell>
          <table:table-cell office:value-type="percentage" office:value="0.5013">
            <text:p>50.13%</text:p>
          </table:table-cell>
          <table:table-cell office:value-type="float" office:value="78">
            <text:p>78</text:p>
          </table:table-cell>
          <table:table-cell office:value-type="float" office:value="1004">
            <text:p>1004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7">
            <text:p>67.00%</text:p>
          </table:table-cell>
          <table:table-cell office:value-type="percentage" office:value="0.4981">
            <text:p>49.81%</text:p>
          </table:table-cell>
          <table:table-cell office:value-type="percentage" office:value="0.0854">
            <text:p>8.54%</text:p>
          </table:table-cell>
          <table:table-cell office:value-type="percentage" office:value="0.0056">
            <text:p>0.56%</text:p>
          </table:table-cell>
          <table:table-cell office:value-type="float" office:value="81">
            <text:p>81</text:p>
          </table:table-cell>
          <table:table-cell office:value-type="float" office:value="2546">
            <text:p>2546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7">
            <text:p>67.00%</text:p>
          </table:table-cell>
          <table:table-cell table:number-columns-repeated="3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10.3357">
            <text:p>1033.57%</text:p>
          </table:table-cell>
          <table:table-cell office:value-type="percentage" office:value="0.3006">
            <text:p>30.06%</text:p>
          </table:table-cell>
          <table:table-cell office:value-type="percentage" office:value="0.5083">
            <text:p>50.83%</text:p>
          </table:table-cell>
          <table:table-cell office:value-type="float" office:value="78">
            <text:p>78</text:p>
          </table:table-cell>
          <table:table-cell office:value-type="float" office:value="1004">
            <text:p>1004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8">
            <text:p>68.00%</text:p>
          </table:table-cell>
          <table:table-cell office:value-type="percentage" office:value="0.5018">
            <text:p>50.18%</text:p>
          </table:table-cell>
          <table:table-cell office:value-type="percentage" office:value="0.0859">
            <text:p>8.59%</text:p>
          </table:table-cell>
          <table:table-cell office:value-type="percentage" office:value="0.0057">
            <text:p>0.57%</text:p>
          </table:table-cell>
          <table:table-cell office:value-type="float" office:value="81">
            <text:p>81</text:p>
          </table:table-cell>
          <table:table-cell office:value-type="float" office:value="2596">
            <text:p>2596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8">
            <text:p>68.00%</text:p>
          </table:table-cell>
          <table:table-cell table:number-columns-repeated="3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10.6449">
            <text:p>1064.49%</text:p>
          </table:table-cell>
          <table:table-cell office:value-type="percentage" office:value="0.3034">
            <text:p>30.34%</text:p>
          </table:table-cell>
          <table:table-cell office:value-type="percentage" office:value="0.515">
            <text:p>51.50%</text:p>
          </table:table-cell>
          <table:table-cell office:value-type="float" office:value="78">
            <text:p>78</text:p>
          </table:table-cell>
          <table:table-cell office:value-type="float" office:value="1005">
            <text:p>1005</text:p>
          </table:table-cell>
          <table:table-cell office:value-type="float" office:value="56">
            <text:p>56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69">
            <text:p>69.00%</text:p>
          </table:table-cell>
          <table:table-cell office:value-type="percentage" office:value="0.5038">
            <text:p>50.38%</text:p>
          </table:table-cell>
          <table:table-cell office:value-type="percentage" office:value="0.0874">
            <text:p>8.74%</text:p>
          </table:table-cell>
          <table:table-cell office:value-type="percentage" office:value="0.0061">
            <text:p>0.61%</text:p>
          </table:table-cell>
          <table:table-cell office:value-type="float" office:value="81">
            <text:p>81</text:p>
          </table:table-cell>
          <table:table-cell office:value-type="float" office:value="2641">
            <text:p>2641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69">
            <text:p>69.00%</text:p>
          </table:table-cell>
          <table:table-cell table:number-columns-repeated="3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10.9771">
            <text:p>1097.71%</text:p>
          </table:table-cell>
          <table:table-cell office:value-type="percentage" office:value="0.3062">
            <text:p>30.62%</text:p>
          </table:table-cell>
          <table:table-cell office:value-type="percentage" office:value="0.5217">
            <text:p>52.17%</text:p>
          </table:table-cell>
          <table:table-cell office:value-type="float" office:value="78">
            <text:p>78</text:p>
          </table:table-cell>
          <table:table-cell office:value-type="float" office:value="1007">
            <text:p>1007</text:p>
          </table:table-cell>
          <table:table-cell office:value-type="float" office:value="57">
            <text:p>57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">
            <text:p>70.00%</text:p>
          </table:table-cell>
          <table:table-cell office:value-type="percentage" office:value="0.5077">
            <text:p>50.77%</text:p>
          </table:table-cell>
          <table:table-cell office:value-type="percentage" office:value="0.0888">
            <text:p>8.88%</text:p>
          </table:table-cell>
          <table:table-cell office:value-type="percentage" office:value="0.0063">
            <text:p>0.63%</text:p>
          </table:table-cell>
          <table:table-cell office:value-type="float" office:value="81">
            <text:p>81</text:p>
          </table:table-cell>
          <table:table-cell office:value-type="float" office:value="2700">
            <text:p>270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7">
            <text:p>70.00%</text:p>
          </table:table-cell>
          <table:table-cell table:number-columns-repeated="3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11.3158">
            <text:p>1131.58%</text:p>
          </table:table-cell>
          <table:table-cell office:value-type="percentage" office:value="0.3088">
            <text:p>30.88%</text:p>
          </table:table-cell>
          <table:table-cell office:value-type="percentage" office:value="0.5282">
            <text:p>52.82%</text:p>
          </table:table-cell>
          <table:table-cell office:value-type="float" office:value="78">
            <text:p>78</text:p>
          </table:table-cell>
          <table:table-cell office:value-type="float" office:value="1007">
            <text:p>1007</text:p>
          </table:table-cell>
          <table:table-cell office:value-type="float" office:value="58">
            <text:p>58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1">
            <text:p>71.00%</text:p>
          </table:table-cell>
          <table:table-cell office:value-type="percentage" office:value="0.5084">
            <text:p>50.84%</text:p>
          </table:table-cell>
          <table:table-cell office:value-type="percentage" office:value="0.0901">
            <text:p>9.01%</text:p>
          </table:table-cell>
          <table:table-cell office:value-type="percentage" office:value="0.0065">
            <text:p>0.65%</text:p>
          </table:table-cell>
          <table:table-cell office:value-type="float" office:value="82">
            <text:p>82</text:p>
          </table:table-cell>
          <table:table-cell office:value-type="float" office:value="2765">
            <text:p>2765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percentage" office:value="0.71">
            <text:p>71.00%</text:p>
          </table:table-cell>
          <table:table-cell table:number-columns-repeated="3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11.6501">
            <text:p>1165.01%</text:p>
          </table:table-cell>
          <table:table-cell office:value-type="percentage" office:value="0.3114">
            <text:p>31.14%</text:p>
          </table:table-cell>
          <table:table-cell office:value-type="percentage" office:value="0.5343">
            <text:p>53.43%</text:p>
          </table:table-cell>
          <table:table-cell office:value-type="float" office:value="78">
            <text:p>78</text:p>
          </table:table-cell>
          <table:table-cell office:value-type="float" office:value="1007">
            <text:p>1007</text:p>
          </table:table-cell>
          <table:table-cell office:value-type="float" office:value="59">
            <text:p>5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2">
            <text:p>72.00%</text:p>
          </table:table-cell>
          <table:table-cell office:value-type="percentage" office:value="0.5081">
            <text:p>50.81%</text:p>
          </table:table-cell>
          <table:table-cell office:value-type="percentage" office:value="0.0899">
            <text:p>8.99%</text:p>
          </table:table-cell>
          <table:table-cell office:value-type="percentage" office:value="0.0065">
            <text:p>0.65%</text:p>
          </table:table-cell>
          <table:table-cell office:value-type="float" office:value="82">
            <text:p>82</text:p>
          </table:table-cell>
          <table:table-cell office:value-type="float" office:value="2806">
            <text:p>2806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2">
            <text:p>72.00%</text:p>
          </table:table-cell>
          <table:table-cell table:number-columns-repeated="3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11.9897">
            <text:p>1198.97%</text:p>
          </table:table-cell>
          <table:table-cell office:value-type="percentage" office:value="0.314">
            <text:p>31.40%</text:p>
          </table:table-cell>
          <table:table-cell office:value-type="percentage" office:value="0.5406">
            <text:p>54.06%</text:p>
          </table:table-cell>
          <table:table-cell office:value-type="float" office:value="78">
            <text:p>78</text:p>
          </table:table-cell>
          <table:table-cell office:value-type="float" office:value="1008">
            <text:p>1008</text:p>
          </table:table-cell>
          <table:table-cell office:value-type="float" office:value="60">
            <text:p>60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3">
            <text:p>73.00%</text:p>
          </table:table-cell>
          <table:table-cell office:value-type="percentage" office:value="0.5086">
            <text:p>50.86%</text:p>
          </table:table-cell>
          <table:table-cell office:value-type="percentage" office:value="0.0895">
            <text:p>8.95%</text:p>
          </table:table-cell>
          <table:table-cell office:value-type="percentage" office:value="0.0064">
            <text:p>0.64%</text:p>
          </table:table-cell>
          <table:table-cell office:value-type="float" office:value="81">
            <text:p>81</text:p>
          </table:table-cell>
          <table:table-cell office:value-type="float" office:value="2835">
            <text:p>283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3">
            <text:p>73.00%</text:p>
          </table:table-cell>
          <table:table-cell table:number-columns-repeated="3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12.3245">
            <text:p>1232.45%</text:p>
          </table:table-cell>
          <table:table-cell office:value-type="percentage" office:value="0.3165">
            <text:p>31.65%</text:p>
          </table:table-cell>
          <table:table-cell office:value-type="percentage" office:value="0.5465">
            <text:p>54.65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1">
            <text:p>61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4">
            <text:p>74.00%</text:p>
          </table:table-cell>
          <table:table-cell office:value-type="percentage" office:value="0.5076">
            <text:p>50.76%</text:p>
          </table:table-cell>
          <table:table-cell office:value-type="percentage" office:value="0.0887">
            <text:p>8.87%</text:p>
          </table:table-cell>
          <table:table-cell office:value-type="percentage" office:value="0.0064">
            <text:p>0.64%</text:p>
          </table:table-cell>
          <table:table-cell office:value-type="float" office:value="81">
            <text:p>81</text:p>
          </table:table-cell>
          <table:table-cell office:value-type="float" office:value="2866">
            <text:p>2866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4">
            <text:p>74.00%</text:p>
          </table:table-cell>
          <table:table-cell table:number-columns-repeated="3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12.6647">
            <text:p>1266.47%</text:p>
          </table:table-cell>
          <table:table-cell office:value-type="percentage" office:value="0.3189">
            <text:p>31.89%</text:p>
          </table:table-cell>
          <table:table-cell office:value-type="percentage" office:value="0.5524">
            <text:p>55.24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5">
            <text:p>75.00%</text:p>
          </table:table-cell>
          <table:table-cell office:value-type="percentage" office:value="0.5072">
            <text:p>50.72%</text:p>
          </table:table-cell>
          <table:table-cell office:value-type="percentage" office:value="0.088">
            <text:p>8.80%</text:p>
          </table:table-cell>
          <table:table-cell office:value-type="percentage" office:value="0.0063">
            <text:p>0.63%</text:p>
          </table:table-cell>
          <table:table-cell office:value-type="float" office:value="81">
            <text:p>81</text:p>
          </table:table-cell>
          <table:table-cell office:value-type="float" office:value="2898">
            <text:p>289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5">
            <text:p>75.00%</text:p>
          </table:table-cell>
          <table:table-cell table:number-columns-repeated="3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13.0075">
            <text:p>1300.75%</text:p>
          </table:table-cell>
          <table:table-cell office:value-type="percentage" office:value="0.3212">
            <text:p>32.12%</text:p>
          </table:table-cell>
          <table:table-cell office:value-type="percentage" office:value="0.5582">
            <text:p>55.82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6">
            <text:p>76.00%</text:p>
          </table:table-cell>
          <table:table-cell office:value-type="percentage" office:value="0.5045">
            <text:p>50.45%</text:p>
          </table:table-cell>
          <table:table-cell office:value-type="percentage" office:value="0.0873">
            <text:p>8.73%</text:p>
          </table:table-cell>
          <table:table-cell office:value-type="percentage" office:value="0.0062">
            <text:p>0.62%</text:p>
          </table:table-cell>
          <table:table-cell office:value-type="float" office:value="81">
            <text:p>81</text:p>
          </table:table-cell>
          <table:table-cell office:value-type="float" office:value="2928">
            <text:p>292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6">
            <text:p>76.00%</text:p>
          </table:table-cell>
          <table:table-cell table:number-columns-repeated="3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13.3536">
            <text:p>1335.36%</text:p>
          </table:table-cell>
          <table:table-cell office:value-type="percentage" office:value="0.3235">
            <text:p>32.35%</text:p>
          </table:table-cell>
          <table:table-cell office:value-type="percentage" office:value="0.5638">
            <text:p>56.38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3">
            <text:p>6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7">
            <text:p>77.00%</text:p>
          </table:table-cell>
          <table:table-cell office:value-type="percentage" office:value="0.5037">
            <text:p>50.37%</text:p>
          </table:table-cell>
          <table:table-cell office:value-type="percentage" office:value="0.0869">
            <text:p>8.69%</text:p>
          </table:table-cell>
          <table:table-cell office:value-type="percentage" office:value="0.0062">
            <text:p>0.62%</text:p>
          </table:table-cell>
          <table:table-cell office:value-type="float" office:value="81">
            <text:p>81</text:p>
          </table:table-cell>
          <table:table-cell office:value-type="float" office:value="2958">
            <text:p>295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7">
            <text:p>77.00%</text:p>
          </table:table-cell>
          <table:table-cell table:number-columns-repeated="3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13.6996">
            <text:p>1369.96%</text:p>
          </table:table-cell>
          <table:table-cell office:value-type="percentage" office:value="0.3258">
            <text:p>32.58%</text:p>
          </table:table-cell>
          <table:table-cell office:value-type="percentage" office:value="0.5692">
            <text:p>56.92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4">
            <text:p>64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8">
            <text:p>78.00%</text:p>
          </table:table-cell>
          <table:table-cell office:value-type="percentage" office:value="0.5022">
            <text:p>50.22%</text:p>
          </table:table-cell>
          <table:table-cell office:value-type="percentage" office:value="0.0864">
            <text:p>8.64%</text:p>
          </table:table-cell>
          <table:table-cell office:value-type="percentage" office:value="0.0061">
            <text:p>0.61%</text:p>
          </table:table-cell>
          <table:table-cell office:value-type="float" office:value="81">
            <text:p>81</text:p>
          </table:table-cell>
          <table:table-cell office:value-type="float" office:value="2986">
            <text:p>2986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8">
            <text:p>78.00%</text:p>
          </table:table-cell>
          <table:table-cell table:number-columns-repeated="3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14.0642">
            <text:p>1406.42%</text:p>
          </table:table-cell>
          <table:table-cell office:value-type="percentage" office:value="0.3279">
            <text:p>32.79%</text:p>
          </table:table-cell>
          <table:table-cell office:value-type="percentage" office:value="0.5745">
            <text:p>57.45%</text:p>
          </table:table-cell>
          <table:table-cell office:value-type="float" office:value="78">
            <text:p>78</text:p>
          </table:table-cell>
          <table:table-cell office:value-type="float" office:value="1009">
            <text:p>1009</text:p>
          </table:table-cell>
          <table:table-cell office:value-type="float" office:value="65">
            <text:p>6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79">
            <text:p>79.00%</text:p>
          </table:table-cell>
          <table:table-cell office:value-type="percentage" office:value="0.5015">
            <text:p>50.15%</text:p>
          </table:table-cell>
          <table:table-cell office:value-type="percentage" office:value="0.0856">
            <text:p>8.56%</text:p>
          </table:table-cell>
          <table:table-cell office:value-type="percentage" office:value="0.006">
            <text:p>0.60%</text:p>
          </table:table-cell>
          <table:table-cell office:value-type="float" office:value="81">
            <text:p>81</text:p>
          </table:table-cell>
          <table:table-cell office:value-type="float" office:value="3012">
            <text:p>3012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79">
            <text:p>79.00%</text:p>
          </table:table-cell>
          <table:table-cell table:number-columns-repeated="3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14.4236">
            <text:p>1442.36%</text:p>
          </table:table-cell>
          <table:table-cell office:value-type="percentage" office:value="0.3301">
            <text:p>33.01%</text:p>
          </table:table-cell>
          <table:table-cell office:value-type="percentage" office:value="0.5797">
            <text:p>57.97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66">
            <text:p>66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">
            <text:p>80.00%</text:p>
          </table:table-cell>
          <table:table-cell office:value-type="percentage" office:value="0.5019">
            <text:p>50.19%</text:p>
          </table:table-cell>
          <table:table-cell office:value-type="percentage" office:value="0.0856">
            <text:p>8.56%</text:p>
          </table:table-cell>
          <table:table-cell office:value-type="percentage" office:value="0.006">
            <text:p>0.60%</text:p>
          </table:table-cell>
          <table:table-cell office:value-type="float" office:value="81">
            <text:p>81</text:p>
          </table:table-cell>
          <table:table-cell office:value-type="float" office:value="3047">
            <text:p>3047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">
            <text:p>80.00%</text:p>
          </table:table-cell>
          <table:table-cell table:number-columns-repeated="3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14.7628">
            <text:p>1476.28%</text:p>
          </table:table-cell>
          <table:table-cell office:value-type="percentage" office:value="0.3322">
            <text:p>33.22%</text:p>
          </table:table-cell>
          <table:table-cell office:value-type="percentage" office:value="0.5846">
            <text:p>58.46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67">
            <text:p>67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1">
            <text:p>81.00%</text:p>
          </table:table-cell>
          <table:table-cell office:value-type="percentage" office:value="0.5023">
            <text:p>50.23%</text:p>
          </table:table-cell>
          <table:table-cell office:value-type="percentage" office:value="0.086">
            <text:p>8.60%</text:p>
          </table:table-cell>
          <table:table-cell office:value-type="percentage" office:value="0.006">
            <text:p>0.60%</text:p>
          </table:table-cell>
          <table:table-cell office:value-type="float" office:value="81">
            <text:p>81</text:p>
          </table:table-cell>
          <table:table-cell office:value-type="float" office:value="3096">
            <text:p>3096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1">
            <text:p>81.00%</text:p>
          </table:table-cell>
          <table:table-cell table:number-columns-repeated="3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15.1063">
            <text:p>1510.63%</text:p>
          </table:table-cell>
          <table:table-cell office:value-type="percentage" office:value="0.3342">
            <text:p>33.42%</text:p>
          </table:table-cell>
          <table:table-cell office:value-type="percentage" office:value="0.5897">
            <text:p>58.97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68">
            <text:p>68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2">
            <text:p>82.00%</text:p>
          </table:table-cell>
          <table:table-cell office:value-type="percentage" office:value="0.5015">
            <text:p>50.15%</text:p>
          </table:table-cell>
          <table:table-cell office:value-type="percentage" office:value="0.0862">
            <text:p>8.62%</text:p>
          </table:table-cell>
          <table:table-cell office:value-type="percentage" office:value="0.006">
            <text:p>0.60%</text:p>
          </table:table-cell>
          <table:table-cell office:value-type="float" office:value="81">
            <text:p>81</text:p>
          </table:table-cell>
          <table:table-cell office:value-type="float" office:value="3145">
            <text:p>314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2">
            <text:p>82.00%</text:p>
          </table:table-cell>
          <table:table-cell table:number-columns-repeated="3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15.4459">
            <text:p>1544.59%</text:p>
          </table:table-cell>
          <table:table-cell office:value-type="percentage" office:value="0.3362">
            <text:p>33.62%</text:p>
          </table:table-cell>
          <table:table-cell office:value-type="percentage" office:value="0.5946">
            <text:p>59.46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69">
            <text:p>6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3">
            <text:p>83.00%</text:p>
          </table:table-cell>
          <table:table-cell office:value-type="percentage" office:value="0.5014">
            <text:p>50.14%</text:p>
          </table:table-cell>
          <table:table-cell office:value-type="percentage" office:value="0.0864">
            <text:p>8.64%</text:p>
          </table:table-cell>
          <table:table-cell office:value-type="percentage" office:value="0.0059">
            <text:p>0.59%</text:p>
          </table:table-cell>
          <table:table-cell office:value-type="float" office:value="81">
            <text:p>81</text:p>
          </table:table-cell>
          <table:table-cell office:value-type="float" office:value="3188">
            <text:p>318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3">
            <text:p>83.00%</text:p>
          </table:table-cell>
          <table:table-cell table:number-columns-repeated="3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15.7992">
            <text:p>1579.92%</text:p>
          </table:table-cell>
          <table:table-cell office:value-type="percentage" office:value="0.3381">
            <text:p>33.81%</text:p>
          </table:table-cell>
          <table:table-cell office:value-type="percentage" office:value="0.5994">
            <text:p>59.94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69">
            <text:p>6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4">
            <text:p>84.00%</text:p>
          </table:table-cell>
          <table:table-cell office:value-type="percentage" office:value="0.5005">
            <text:p>50.05%</text:p>
          </table:table-cell>
          <table:table-cell office:value-type="percentage" office:value="0.0859">
            <text:p>8.59%</text:p>
          </table:table-cell>
          <table:table-cell office:value-type="percentage" office:value="0.0058">
            <text:p>0.58%</text:p>
          </table:table-cell>
          <table:table-cell office:value-type="float" office:value="81">
            <text:p>81</text:p>
          </table:table-cell>
          <table:table-cell office:value-type="float" office:value="3225">
            <text:p>322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4">
            <text:p>84.00%</text:p>
          </table:table-cell>
          <table:table-cell table:number-columns-repeated="3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16.1588">
            <text:p>1615.88%</text:p>
          </table:table-cell>
          <table:table-cell office:value-type="percentage" office:value="0.34">
            <text:p>34.00%</text:p>
          </table:table-cell>
          <table:table-cell office:value-type="percentage" office:value="0.6041">
            <text:p>60.41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5">
            <text:p>85.00%</text:p>
          </table:table-cell>
          <table:table-cell office:value-type="percentage" office:value="0.5">
            <text:p>50.00%</text:p>
          </table:table-cell>
          <table:table-cell office:value-type="percentage" office:value="0.0856">
            <text:p>8.56%</text:p>
          </table:table-cell>
          <table:table-cell office:value-type="percentage" office:value="0.0058">
            <text:p>0.58%</text:p>
          </table:table-cell>
          <table:table-cell office:value-type="float" office:value="81">
            <text:p>81</text:p>
          </table:table-cell>
          <table:table-cell office:value-type="float" office:value="3258">
            <text:p>325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5">
            <text:p>85.00%</text:p>
          </table:table-cell>
          <table:table-cell table:number-columns-repeated="3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16.5347">
            <text:p>1653.47%</text:p>
          </table:table-cell>
          <table:table-cell office:value-type="percentage" office:value="0.3419">
            <text:p>34.19%</text:p>
          </table:table-cell>
          <table:table-cell office:value-type="percentage" office:value="0.6086">
            <text:p>60.86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1">
            <text:p>71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6">
            <text:p>86.00%</text:p>
          </table:table-cell>
          <table:table-cell office:value-type="percentage" office:value="0.4994">
            <text:p>49.94%</text:p>
          </table:table-cell>
          <table:table-cell office:value-type="percentage" office:value="0.0855">
            <text:p>8.55%</text:p>
          </table:table-cell>
          <table:table-cell office:value-type="percentage" office:value="0.0057">
            <text:p>0.57%</text:p>
          </table:table-cell>
          <table:table-cell office:value-type="float" office:value="81">
            <text:p>81</text:p>
          </table:table-cell>
          <table:table-cell office:value-type="float" office:value="3289">
            <text:p>3289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6">
            <text:p>86.00%</text:p>
          </table:table-cell>
          <table:table-cell table:number-columns-repeated="3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16.8988">
            <text:p>1689.88%</text:p>
          </table:table-cell>
          <table:table-cell office:value-type="percentage" office:value="0.3437">
            <text:p>34.37%</text:p>
          </table:table-cell>
          <table:table-cell office:value-type="percentage" office:value="0.6131">
            <text:p>61.31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7">
            <text:p>87.00%</text:p>
          </table:table-cell>
          <table:table-cell office:value-type="percentage" office:value="0.4995">
            <text:p>49.95%</text:p>
          </table:table-cell>
          <table:table-cell office:value-type="percentage" office:value="0.0855">
            <text:p>8.55%</text:p>
          </table:table-cell>
          <table:table-cell office:value-type="percentage" office:value="0.0057">
            <text:p>0.57%</text:p>
          </table:table-cell>
          <table:table-cell office:value-type="float" office:value="81">
            <text:p>81</text:p>
          </table:table-cell>
          <table:table-cell office:value-type="float" office:value="3324">
            <text:p>3324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7">
            <text:p>87.00%</text:p>
          </table:table-cell>
          <table:table-cell table:number-columns-repeated="3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17.255">
            <text:p>1725.50%</text:p>
          </table:table-cell>
          <table:table-cell office:value-type="percentage" office:value="0.3455">
            <text:p>34.55%</text:p>
          </table:table-cell>
          <table:table-cell office:value-type="percentage" office:value="0.6175">
            <text:p>61.75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8">
            <text:p>88.00%</text:p>
          </table:table-cell>
          <table:table-cell office:value-type="percentage" office:value="0.4993">
            <text:p>49.93%</text:p>
          </table:table-cell>
          <table:table-cell office:value-type="percentage" office:value="0.0853">
            <text:p>8.53%</text:p>
          </table:table-cell>
          <table:table-cell office:value-type="percentage" office:value="0.0056">
            <text:p>0.56%</text:p>
          </table:table-cell>
          <table:table-cell office:value-type="float" office:value="81">
            <text:p>81</text:p>
          </table:table-cell>
          <table:table-cell office:value-type="float" office:value="3363">
            <text:p>3363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8">
            <text:p>88.00%</text:p>
          </table:table-cell>
          <table:table-cell table:number-columns-repeated="3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17.639">
            <text:p>1763.90%</text:p>
          </table:table-cell>
          <table:table-cell office:value-type="percentage" office:value="0.3472">
            <text:p>34.72%</text:p>
          </table:table-cell>
          <table:table-cell office:value-type="percentage" office:value="0.6217">
            <text:p>62.17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89">
            <text:p>89.00%</text:p>
          </table:table-cell>
          <table:table-cell office:value-type="percentage" office:value="0.4987">
            <text:p>49.87%</text:p>
          </table:table-cell>
          <table:table-cell office:value-type="percentage" office:value="0.0848">
            <text:p>8.48%</text:p>
          </table:table-cell>
          <table:table-cell office:value-type="percentage" office:value="0.0056">
            <text:p>0.56%</text:p>
          </table:table-cell>
          <table:table-cell office:value-type="float" office:value="81">
            <text:p>81</text:p>
          </table:table-cell>
          <table:table-cell office:value-type="float" office:value="3395">
            <text:p>339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89">
            <text:p>89.00%</text:p>
          </table:table-cell>
          <table:table-cell table:number-columns-repeated="3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18.0151">
            <text:p>1801.51%</text:p>
          </table:table-cell>
          <table:table-cell office:value-type="percentage" office:value="0.3489">
            <text:p>34.89%</text:p>
          </table:table-cell>
          <table:table-cell office:value-type="percentage" office:value="0.6259">
            <text:p>62.59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">
            <text:p>90.00%</text:p>
          </table:table-cell>
          <table:table-cell office:value-type="percentage" office:value="0.498">
            <text:p>49.80%</text:p>
          </table:table-cell>
          <table:table-cell office:value-type="percentage" office:value="0.0846">
            <text:p>8.46%</text:p>
          </table:table-cell>
          <table:table-cell office:value-type="percentage" office:value="0.0055">
            <text:p>0.55%</text:p>
          </table:table-cell>
          <table:table-cell office:value-type="float" office:value="81">
            <text:p>81</text:p>
          </table:table-cell>
          <table:table-cell office:value-type="float" office:value="3420">
            <text:p>3420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">
            <text:p>90.00%</text:p>
          </table:table-cell>
          <table:table-cell table:number-columns-repeated="3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18.4069">
            <text:p>1840.69%</text:p>
          </table:table-cell>
          <table:table-cell office:value-type="percentage" office:value="0.3506">
            <text:p>35.06%</text:p>
          </table:table-cell>
          <table:table-cell office:value-type="percentage" office:value="0.63">
            <text:p>63.00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1">
            <text:p>91.00%</text:p>
          </table:table-cell>
          <table:table-cell office:value-type="percentage" office:value="0.4982">
            <text:p>49.82%</text:p>
          </table:table-cell>
          <table:table-cell office:value-type="percentage" office:value="0.0841">
            <text:p>8.41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3448">
            <text:p>344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1">
            <text:p>91.00%</text:p>
          </table:table-cell>
          <table:table-cell table:number-columns-repeated="3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18.7846">
            <text:p>1878.46%</text:p>
          </table:table-cell>
          <table:table-cell office:value-type="percentage" office:value="0.3522">
            <text:p>35.22%</text:p>
          </table:table-cell>
          <table:table-cell office:value-type="percentage" office:value="0.6338">
            <text:p>63.38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6">
            <text:p>76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2">
            <text:p>92.00%</text:p>
          </table:table-cell>
          <table:table-cell office:value-type="percentage" office:value="0.4971">
            <text:p>49.71%</text:p>
          </table:table-cell>
          <table:table-cell office:value-type="percentage" office:value="0.0839">
            <text:p>8.39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3485">
            <text:p>3485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2">
            <text:p>92.00%</text:p>
          </table:table-cell>
          <table:table-cell table:number-columns-repeated="3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19.1683">
            <text:p>1916.83%</text:p>
          </table:table-cell>
          <table:table-cell office:value-type="percentage" office:value="0.3538">
            <text:p>35.38%</text:p>
          </table:table-cell>
          <table:table-cell office:value-type="percentage" office:value="0.6377">
            <text:p>63.77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7">
            <text:p>77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3">
            <text:p>93.00%</text:p>
          </table:table-cell>
          <table:table-cell office:value-type="percentage" office:value="0.4978">
            <text:p>49.78%</text:p>
          </table:table-cell>
          <table:table-cell office:value-type="percentage" office:value="0.084">
            <text:p>8.40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3530">
            <text:p>3530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3">
            <text:p>93.00%</text:p>
          </table:table-cell>
          <table:table-cell table:number-columns-repeated="3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19.5446">
            <text:p>1954.46%</text:p>
          </table:table-cell>
          <table:table-cell office:value-type="percentage" office:value="0.3553">
            <text:p>35.53%</text:p>
          </table:table-cell>
          <table:table-cell office:value-type="percentage" office:value="0.6415">
            <text:p>64.15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4">
            <text:p>94.00%</text:p>
          </table:table-cell>
          <table:table-cell office:value-type="percentage" office:value="0.4974">
            <text:p>49.74%</text:p>
          </table:table-cell>
          <table:table-cell office:value-type="percentage" office:value="0.0844">
            <text:p>8.44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3573">
            <text:p>3573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4">
            <text:p>94.00%</text:p>
          </table:table-cell>
          <table:table-cell table:number-columns-repeated="3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19.9092">
            <text:p>1990.92%</text:p>
          </table:table-cell>
          <table:table-cell office:value-type="percentage" office:value="0.3568">
            <text:p>35.68%</text:p>
          </table:table-cell>
          <table:table-cell office:value-type="percentage" office:value="0.6452">
            <text:p>64.52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79">
            <text:p>79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5">
            <text:p>95.00%</text:p>
          </table:table-cell>
          <table:table-cell office:value-type="percentage" office:value="0.4975">
            <text:p>49.75%</text:p>
          </table:table-cell>
          <table:table-cell office:value-type="percentage" office:value="0.0843">
            <text:p>8.43%</text:p>
          </table:table-cell>
          <table:table-cell office:value-type="percentage" office:value="0.0054">
            <text:p>0.54%</text:p>
          </table:table-cell>
          <table:table-cell office:value-type="float" office:value="81">
            <text:p>81</text:p>
          </table:table-cell>
          <table:table-cell office:value-type="float" office:value="3620">
            <text:p>3620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5">
            <text:p>95.00%</text:p>
          </table:table-cell>
          <table:table-cell table:number-columns-repeated="3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20.2836">
            <text:p>2028.36%</text:p>
          </table:table-cell>
          <table:table-cell office:value-type="percentage" office:value="0.3583">
            <text:p>35.83%</text:p>
          </table:table-cell>
          <table:table-cell office:value-type="percentage" office:value="0.6488">
            <text:p>64.88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6">
            <text:p>96.00%</text:p>
          </table:table-cell>
          <table:table-cell office:value-type="percentage" office:value="0.4967">
            <text:p>49.67%</text:p>
          </table:table-cell>
          <table:table-cell office:value-type="percentage" office:value="0.0841">
            <text:p>8.41%</text:p>
          </table:table-cell>
          <table:table-cell office:value-type="percentage" office:value="0.0053">
            <text:p>0.53%</text:p>
          </table:table-cell>
          <table:table-cell office:value-type="float" office:value="81">
            <text:p>81</text:p>
          </table:table-cell>
          <table:table-cell office:value-type="float" office:value="3657">
            <text:p>3657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6">
            <text:p>96.00%</text:p>
          </table:table-cell>
          <table:table-cell table:number-columns-repeated="3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20.6442">
            <text:p>2064.42%</text:p>
          </table:table-cell>
          <table:table-cell office:value-type="percentage" office:value="0.3598">
            <text:p>35.98%</text:p>
          </table:table-cell>
          <table:table-cell office:value-type="percentage" office:value="0.6523">
            <text:p>65.23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1">
            <text:p>81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7">
            <text:p>97.00%</text:p>
          </table:table-cell>
          <table:table-cell office:value-type="percentage" office:value="0.4968">
            <text:p>49.68%</text:p>
          </table:table-cell>
          <table:table-cell office:value-type="percentage" office:value="0.0836">
            <text:p>8.36%</text:p>
          </table:table-cell>
          <table:table-cell office:value-type="percentage" office:value="0.0053">
            <text:p>0.53%</text:p>
          </table:table-cell>
          <table:table-cell office:value-type="float" office:value="81">
            <text:p>81</text:p>
          </table:table-cell>
          <table:table-cell office:value-type="float" office:value="3691">
            <text:p>3691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7">
            <text:p>97.00%</text:p>
          </table:table-cell>
          <table:table-cell table:number-columns-repeated="3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21.0376">
            <text:p>2103.76%</text:p>
          </table:table-cell>
          <table:table-cell office:value-type="percentage" office:value="0.3612">
            <text:p>36.12%</text:p>
          </table:table-cell>
          <table:table-cell office:value-type="percentage" office:value="0.6558">
            <text:p>65.58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2">
            <text:p>8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8">
            <text:p>98.00%</text:p>
          </table:table-cell>
          <table:table-cell office:value-type="percentage" office:value="0.496">
            <text:p>49.60%</text:p>
          </table:table-cell>
          <table:table-cell office:value-type="percentage" office:value="0.0834">
            <text:p>8.34%</text:p>
          </table:table-cell>
          <table:table-cell office:value-type="percentage" office:value="0.0052">
            <text:p>0.52%</text:p>
          </table:table-cell>
          <table:table-cell office:value-type="float" office:value="81">
            <text:p>81</text:p>
          </table:table-cell>
          <table:table-cell office:value-type="float" office:value="3728">
            <text:p>3728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8">
            <text:p>98.00%</text:p>
          </table:table-cell>
          <table:table-cell table:number-columns-repeated="3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21.4276">
            <text:p>2142.76%</text:p>
          </table:table-cell>
          <table:table-cell office:value-type="percentage" office:value="0.3626">
            <text:p>36.26%</text:p>
          </table:table-cell>
          <table:table-cell office:value-type="percentage" office:value="0.6593">
            <text:p>65.93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2">
            <text:p>82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0.99">
            <text:p>99.00%</text:p>
          </table:table-cell>
          <table:table-cell office:value-type="percentage" office:value="0.4947">
            <text:p>49.47%</text:p>
          </table:table-cell>
          <table:table-cell office:value-type="percentage" office:value="0.0831">
            <text:p>8.31%</text:p>
          </table:table-cell>
          <table:table-cell office:value-type="percentage" office:value="0.0052">
            <text:p>0.52%</text:p>
          </table:table-cell>
          <table:table-cell office:value-type="float" office:value="81">
            <text:p>81</text:p>
          </table:table-cell>
          <table:table-cell office:value-type="float" office:value="3752">
            <text:p>3752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0.99">
            <text:p>99.00%</text:p>
          </table:table-cell>
          <table:table-cell table:number-columns-repeated="3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21.7873">
            <text:p>2178.73%</text:p>
          </table:table-cell>
          <table:table-cell office:value-type="percentage" office:value="0.364">
            <text:p>36.40%</text:p>
          </table:table-cell>
          <table:table-cell office:value-type="percentage" office:value="0.6626">
            <text:p>66.26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3">
            <text:p>8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1">
            <text:p>100.00%</text:p>
          </table:table-cell>
          <table:table-cell office:value-type="percentage" office:value="0.4947">
            <text:p>49.47%</text:p>
          </table:table-cell>
          <table:table-cell office:value-type="percentage" office:value="0.0826">
            <text:p>8.26%</text:p>
          </table:table-cell>
          <table:table-cell office:value-type="percentage" office:value="0.0051">
            <text:p>0.51%</text:p>
          </table:table-cell>
          <table:table-cell office:value-type="float" office:value="81">
            <text:p>81</text:p>
          </table:table-cell>
          <table:table-cell office:value-type="float" office:value="3779">
            <text:p>3779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21.7873">
            <text:p>2178.73%</text:p>
          </table:table-cell>
          <table:table-cell office:value-type="percentage" office:value="0.3641">
            <text:p>36.41%</text:p>
          </table:table-cell>
          <table:table-cell office:value-type="percentage" office:value="0.6626">
            <text:p>66.26%</text:p>
          </table:table-cell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83">
            <text:p>83</text:p>
          </table:table-cell>
          <table:table-cell office:value-type="float" office:value="173">
            <text:p>173</text:p>
          </table:table-cell>
          <table:table-cell/>
          <table:table-cell office:value-type="percentage" office:value="1">
            <text:p>100.00%</text:p>
          </table:table-cell>
          <table:table-cell office:value-type="percentage" office:value="0.4947">
            <text:p>49.47%</text:p>
          </table:table-cell>
          <table:table-cell office:value-type="percentage" office:value="0.0826">
            <text:p>8.26%</text:p>
          </table:table-cell>
          <table:table-cell office:value-type="percentage" office:value="0.0051">
            <text:p>0.51%</text:p>
          </table:table-cell>
          <table:table-cell office:value-type="float" office:value="81">
            <text:p>81</text:p>
          </table:table-cell>
          <table:table-cell office:value-type="float" office:value="3779">
            <text:p>3779</text:p>
          </table:table-cell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percentage" office:value="1">
            <text:p>100.00%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, 'Times New Roman'"/>
    <style:font-face style:name="DejaVu Sans Mono" svg:font-family="'DejaVu Sans Mono'" style:font-family-generic="modern" style:font-pitch="fixed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18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18:35:40</dc:date>
    <meta:generator>OpenOffice.org/3.0$Linux OpenOffice.org_project/300m15$Build-9379</meta:generator>
    <meta:editing-duration>PT00H21M43S</meta:editing-duration>
    <meta:editing-cycles>1</meta:editing-cycles>
    <meta:document-statistic meta:table-count="1" meta:cell-count="17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735143661499pt" style:font-size-asian="11.6735143661499pt" style:font-size-complex="11.6735143661499pt"/>
    </style:style>
    <style:style style:name="ch3" style:family="chart">
      <style:graphic-properties draw:stroke="none" svg:stroke-color="#b3b3b3" draw:fill="none" draw:fill-color="#e6e6e6"/>
      <style:text-properties fo:font-size="7.1837010383606pt" style:font-size-asian="7.1837010383606pt" style:font-size-complex="7.1837010383606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14cm" svg:height="10.666cm" chart:class="chart:line" chart:style-name="ch1">
        <chart:title svg:x="3.863cm" svg:y="0.212cm" chart:style-name="ch2">
          <text:p>Messages perdus à cause de buffeurs pleins</text:p>
        </chart:title>
        <chart:legend chart:legend-position="end" svg:x="13.448cm" svg:y="4.84cm" chart:style-name="ch3"/>
        <chart:plot-area chart:style-name="ch4" table:cell-range-address="$Feuille1.$D$1:$D$103;$Feuille1.$M$1:$M$103" chart:data-source-has-labels="row" svg:x="0.322cm" svg:y="0.949cm" svg:width="12.804cm" svg:height="9.29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D2:Feuille1.D103" chart:label-cell-address="Feuille1.D1:Feuille1.D1" chart:class="chart:line">
            <chart:data-point chart:repeated="102"/>
          </chart:series>
          <chart:series chart:style-name="ch9" chart:values-cell-range-address="Feuille1.M2:Feuille1.M103" chart:label-cell-address="Feuille1.M1:Feuille1.M1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D1:Feuille1.D1">Buffeur = 5</text:p>
              </table:table-cell>
              <table:table-cell office:value-type="string">
                <text:p text:id="Feuille1.M1:Feuille1.M1">Buffeurs =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D2:Feuille1.D103">0</text:p>
              </table:table-cell>
              <table:table-cell office:value-type="float" office:value="0">
                <text:p text:id="Feuille1.M2:Feuille1.M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2">
                <text:p>0.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1">
                <text:p>0.019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7">
                <text:p>0.024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7">
                <text:p>0.027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3">
                <text:p>0.027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4">
                <text:p>0.0304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5">
                <text:p>0.032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9">
                <text:p>0.0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9">
                <text:p>0.039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9">
                <text:p>0.043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">
                <text:p>0.047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7">
                <text:p>0.0517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42">
                <text:p>0.05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4">
                <text:p>0.058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29">
                <text:p>0.062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3">
                <text:p>0.0693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6">
                <text:p>0.0746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2">
                <text:p>0.08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6">
                <text:p>0.0866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4">
                <text:p>0.092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88">
                <text:p>0.098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9">
                <text:p>0.104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21">
                <text:p>0.112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97">
                <text:p>0.119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77">
                <text:p>0.1277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51">
                <text:p>0.135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39">
                <text:p>0.143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2">
                <text:p>0.152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5">
                <text:p>0.160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99">
                <text:p>0.169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5">
                <text:p>0.179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89">
                <text:p>0.188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87">
                <text:p>0.198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94">
                <text:p>0.2094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02">
                <text:p>0.220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08">
                <text:p>0.230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17">
                <text:p>0.2417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21">
                <text:p>0.2521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29">
                <text:p>0.2629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32">
                <text:p>0.273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42">
                <text:p>0.284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5">
                <text:p>0.29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55">
                <text:p>0.305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65">
                <text:p>0.316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68">
                <text:p>0.326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72">
                <text:p>0.337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71">
                <text:p>0.347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72">
                <text:p>0.357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71">
                <text:p>0.367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8">
                <text:p>0.376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66">
                <text:p>0.3866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59">
                <text:p>0.395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49">
                <text:p>0.404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9">
                <text:p>0.4139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24">
                <text:p>0.4224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12">
                <text:p>0.431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97">
                <text:p>0.4397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81">
                <text:p>0.4481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61">
                <text:p>0.456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41">
                <text:p>0.464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17">
                <text:p>0.4717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93">
                <text:p>0.4793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68">
                <text:p>0.48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41">
                <text:p>0.494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13">
                <text:p>0.501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83">
                <text:p>0.5083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5">
                <text:p>0.515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17">
                <text:p>0.5217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82">
                <text:p>0.528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43">
                <text:p>0.5343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06">
                <text:p>0.540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65">
                <text:p>0.546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24">
                <text:p>0.5524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582">
                <text:p>0.5582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38">
                <text:p>0.563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92">
                <text:p>0.5692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45">
                <text:p>0.574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97">
                <text:p>0.579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46">
                <text:p>0.584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97">
                <text:p>0.589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46">
                <text:p>0.5946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94">
                <text:p>0.599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41">
                <text:p>0.604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86">
                <text:p>0.608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31">
                <text:p>0.613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75">
                <text:p>0.6175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17">
                <text:p>0.6217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59">
                <text:p>0.6259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">
                <text:p>0.63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38">
                <text:p>0.6338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77">
                <text:p>0.6377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15">
                <text:p>0.641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52">
                <text:p>0.6452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88">
                <text:p>0.648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23">
                <text:p>0.6523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58">
                <text:p>0.655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93">
                <text:p>0.6593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26">
                <text:p>0.662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26">
                <text:p>0.6626</text:p>
              </table:table-cell>
              <table:table-cell office:value-type="float" office:value="0.0051">
                <text:p>0.0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